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alhost_gistogra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8419740793477" calcext:value-type="float">
            <text:p>-10.841974079347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0369123321077" calcext:value-type="float">
            <text:p>-5.036912332107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8609398590941" calcext:value-type="float">
            <text:p>-3.0860939859094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9785463801024" calcext:value-type="float">
            <text:p>-3.0978546380102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8037178141269" calcext:value-type="float">
            <text:p>-3.0803717814126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6827008870649" calcext:value-type="float">
            <text:p>-3.0682700887064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4744050717441" calcext:value-type="float">
            <text:p>-3.0474405071744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13111987958826" calcext:value-type="float">
            <text:p>-3.131119879588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4540934029116" calcext:value-type="float">
            <text:p>-3.045409340291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30454278553037" calcext:value-type="float">
            <text:p>-3.3045427855303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4533266921594" calcext:value-type="float">
            <text:p>-2.6453326692159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6505135000143" calcext:value-type="float">
            <text:p>-2.0650513500014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7843810444076" calcext:value-type="float">
            <text:p>-1.9784381044407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779184799133" calcext:value-type="float">
            <text:p>-2.07791847991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0145263858566" calcext:value-type="float">
            <text:p>-2.001452638585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1350196129763" calcext:value-type="float">
            <text:p>-2.0135019612976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1832042682444" calcext:value-type="float">
            <text:p>-1.9183204268244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3738412677809" calcext:value-type="float">
            <text:p>-1.9373841267780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64463532392" calcext:value-type="float">
            <text:p>-1.9644635323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6992256363298" calcext:value-type="float">
            <text:p>-1.9699225636329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51750514239" calcext:value-type="float">
            <text:p>-2.5175051423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44205747114693" calcext:value-type="float">
            <text:p>-2.442057471146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99021191907073" calcext:value-type="float">
            <text:p>-1.9902119190707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63028009514311" calcext:value-type="float">
            <text:p>-2.630280095143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87483010994773" calcext:value-type="float">
            <text:p>-2.8748301099477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03518611496897" calcext:value-type="float">
            <text:p>-2.0351861149689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98971094759157" calcext:value-type="float">
            <text:p>-1.9897109475915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32877387007498" calcext:value-type="float">
            <text:p>-2.3287738700749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61839704553458" calcext:value-type="float">
            <text:p>-2.6183970455345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9891846455725" calcext:value-type="float">
            <text:p>-1.989184645572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08984583399087" calcext:value-type="float">
            <text:p>-2.089845833990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18928597618761" calcext:value-type="float">
            <text:p>-3.1892859761876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26219054020722" calcext:value-type="float">
            <text:p>-2.262190540207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96849027341676" calcext:value-type="float">
            <text:p>-1.968490273416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3546956066367" calcext:value-type="float">
            <text:p>-2.35469560663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70740867130041" calcext:value-type="float">
            <text:p>-2.7074086713004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0637057236308" calcext:value-type="float">
            <text:p>-2.06370572363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0565110001921" calcext:value-type="float">
            <text:p>-2.056511000192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33813378515047" calcext:value-type="float">
            <text:p>-3.3381337851504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2689945218541" calcext:value-type="float">
            <text:p>-2.268994521854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15080988197195" calcext:value-type="float">
            <text:p>-2.1508098819719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80823665048654" calcext:value-type="float">
            <text:p>-2.8082366504865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58818499499235" calcext:value-type="float">
            <text:p>-2.588184994992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21398782002375" calcext:value-type="float">
            <text:p>-2.2139878200237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.34928052471839" calcext:value-type="float">
            <text:p>-3.3492805247183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.01539788318566" calcext:value-type="float">
            <text:p>-3.0153978831856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5951699403324" calcext:value-type="float">
            <text:p>-2.595169940332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15192912961874" calcext:value-type="float">
            <text:p>-2.1519291296187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59302995462688" calcext:value-type="float">
            <text:p>-2.5930299546268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68659887403308" calcext:value-type="float">
            <text:p>-2.6865988740330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16981678874446" calcext:value-type="float">
            <text:p>-2.1698167887444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21362517559065" calcext:value-type="float">
            <text:p>-2.2136251755906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93545274576482" calcext:value-type="float">
            <text:p>-2.9354527457648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52548434310442" calcext:value-type="float">
            <text:p>-2.5254843431044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20863162805583" calcext:value-type="float">
            <text:p>-2.2086316280558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74972249321836" calcext:value-type="float">
            <text:p>-2.7497224932183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88708628211496" calcext:value-type="float">
            <text:p>-2.8870862821149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17311256481608" calcext:value-type="float">
            <text:p>-2.1731125648160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14389961796497" calcext:value-type="float">
            <text:p>-2.1438996179649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67639396258046" calcext:value-type="float">
            <text:p>-2.6763939625804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65642695505482" calcext:value-type="float">
            <text:p>-2.6564269550548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.17689408426304" calcext:value-type="float">
            <text:p>-4.1768940842630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.48297790961475" calcext:value-type="float">
            <text:p>-3.4829779096147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72041498405519" calcext:value-type="float">
            <text:p>-2.7204149840551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.32256586547841" calcext:value-type="float">
            <text:p>-3.3225658654784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82669449247095" calcext:value-type="float">
            <text:p>-2.8266944924709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74183194878125" calcext:value-type="float">
            <text:p>-2.7418319487812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21890736921045" calcext:value-type="float">
            <text:p>-2.2189073692104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85199834000425" calcext:value-type="float">
            <text:p>-2.8519983400042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.45314131924515" calcext:value-type="float">
            <text:p>-3.453141319245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19525178685079" calcext:value-type="float">
            <text:p>-2.1952517868507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7456498525872" calcext:value-type="float">
            <text:p>-2.745649852587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96001769758114" calcext:value-type="float">
            <text:p>-2.9600176975811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18298491295013" calcext:value-type="float">
            <text:p>-2.1829849129501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16556420990977" calcext:value-type="float">
            <text:p>-2.1655642099097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69180840554536" calcext:value-type="float">
            <text:p>-2.691808405545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60809581478717" calcext:value-type="float">
            <text:p>-2.6080958147871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19135665256576" calcext:value-type="float">
            <text:p>-2.1913566525657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738338881389" calcext:value-type="float">
            <text:p>-2.73833888138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.15265921734278" calcext:value-type="float">
            <text:p>-3.1526592173427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41242773909659" calcext:value-type="float">
            <text:p>-2.4124277390965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21167777208278" calcext:value-type="float">
            <text:p>-2.2116777720827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81444123726608" calcext:value-type="float">
            <text:p>-2.8144412372660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93117732426559" calcext:value-type="float">
            <text:p>-2.9311773242655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17063515789841" calcext:value-type="float">
            <text:p>-2.1706351578984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20983970502395" calcext:value-type="float">
            <text:p>-2.209839705023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.041616726236" calcext:value-type="float">
            <text:p>-4.04161672623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47299494974277" calcext:value-type="float">
            <text:p>-2.4729949497427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18319400327608" calcext:value-type="float">
            <text:p>-2.1831940032760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77942655009642" calcext:value-type="float">
            <text:p>-2.779426550096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.00740606982895" calcext:value-type="float">
            <text:p>-3.007406069828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19268514445073" calcext:value-type="float">
            <text:p>-2.1926851444507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1964646908947" calcext:value-type="float">
            <text:p>-2.196464690894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68806514693296" calcext:value-type="float">
            <text:p>-2.6880651469329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62584766092329" calcext:value-type="float">
            <text:p>-2.6258476609232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18766138564395" calcext:value-type="float">
            <text:p>-2.187661385643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17925048671307" calcext:value-type="float">
            <text:p>-2.179250486713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88132809351623" calcext:value-type="float">
            <text:p>-2.8813280935162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5238223749516" calcext:value-type="float">
            <text:p>-2.523822374951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23247428386722" calcext:value-type="float">
            <text:p>-2.2324742838672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.16482391713332" calcext:value-type="float">
            <text:p>-3.164823917133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.33479135997674" calcext:value-type="float">
            <text:p>-3.334791359976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.90511262537094" calcext:value-type="float">
            <text:p>-3.905112625370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35668082065552" calcext:value-type="float">
            <text:p>-2.356680820655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97870520970126" calcext:value-type="float">
            <text:p>-2.978705209701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81253207697864" calcext:value-type="float">
            <text:p>-2.8125320769786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36794131406142" calcext:value-type="float">
            <text:p>-2.3679413140614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53796451982458" calcext:value-type="float">
            <text:p>-3.5379645198245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22295205265544" calcext:value-type="float">
            <text:p>-3.2229520526554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39271079641233" calcext:value-type="float">
            <text:p>-2.392710796412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50709754191682" calcext:value-type="float">
            <text:p>-2.5070975419168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82653047058545" calcext:value-type="float">
            <text:p>-2.826530470585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82579879824797" calcext:value-type="float">
            <text:p>-2.8257987982479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42553858126975" calcext:value-type="float">
            <text:p>-2.425538581269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40450235014964" calcext:value-type="float">
            <text:p>-2.4045023501496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09164175968613" calcext:value-type="float">
            <text:p>-3.091641759686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66770518381438" calcext:value-type="float">
            <text:p>-2.6677051838143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4317460167959" calcext:value-type="float">
            <text:p>-2.431746016795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03415206602278" calcext:value-type="float">
            <text:p>-3.034152066022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13348035119114" calcext:value-type="float">
            <text:p>-3.133480351191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3763802796758" calcext:value-type="float">
            <text:p>-2.376380279675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39539530890293" calcext:value-type="float">
            <text:p>-2.3953953089029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83534172114045" calcext:value-type="float">
            <text:p>-2.835341721140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92190557782359" calcext:value-type="float">
            <text:p>-2.9219055778235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36875100597173" calcext:value-type="float">
            <text:p>-2.3687510059717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85707965434947" calcext:value-type="float">
            <text:p>-2.8570796543494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4220735262537" calcext:value-type="float">
            <text:p>-2.422073526253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.39182389976821" calcext:value-type="float">
            <text:p>-3.3918238997682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.223751230878" calcext:value-type="float">
            <text:p>-3.22375123087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42398765887985" calcext:value-type="float">
            <text:p>-2.4239876588798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45079186295097" calcext:value-type="float">
            <text:p>-2.4507918629509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72043175624736" calcext:value-type="float">
            <text:p>-2.7204317562473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.12287479367454" calcext:value-type="float">
            <text:p>-3.122874793674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46041206064308" calcext:value-type="float">
            <text:p>-2.4604120606430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.01637665200324" calcext:value-type="float">
            <text:p>-3.0163766520032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.57975530416327" calcext:value-type="float">
            <text:p>-3.5797553041632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51948970266954" calcext:value-type="float">
            <text:p>-2.519489702669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42367051807147" calcext:value-type="float">
            <text:p>-2.4236705180714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85524375992199" calcext:value-type="float">
            <text:p>-2.8552437599219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.05896669113083" calcext:value-type="float">
            <text:p>-3.0589666911308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37474367964595" calcext:value-type="float">
            <text:p>-2.3747436796459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34740550162083" calcext:value-type="float">
            <text:p>-2.3474055016208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78405145096321" calcext:value-type="float">
            <text:p>-2.7840514509632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92409118850899" calcext:value-type="float">
            <text:p>-2.9240911885089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40729704792473" calcext:value-type="float">
            <text:p>-2.4072970479247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94873222102282" calcext:value-type="float">
            <text:p>-2.9487322210228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.21499273171287" calcext:value-type="float">
            <text:p>-3.2149927317128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404881304548" calcext:value-type="float">
            <text:p>-2.40488130454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36148940185992" calcext:value-type="float">
            <text:p>-2.3614894018599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97351897896268" calcext:value-type="float">
            <text:p>-2.973518978962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82569362267697" calcext:value-type="float">
            <text:p>-2.8256936226769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37015459422852" calcext:value-type="float">
            <text:p>-2.3701545942285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44692710442838" calcext:value-type="float">
            <text:p>-3.4469271044283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20902129759497" calcext:value-type="float">
            <text:p>-3.2090212975949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36521483231276" calcext:value-type="float">
            <text:p>-2.3652148323127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39728987518706" calcext:value-type="float">
            <text:p>-2.3972898751870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343629457913" calcext:value-type="float">
            <text:p>-3.34362945791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91520102200654" calcext:value-type="float">
            <text:p>-2.9152010220065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38824596540167" calcext:value-type="float">
            <text:p>-2.3882459654016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35936438135658" calcext:value-type="float">
            <text:p>-2.3593643813565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03663046936649" calcext:value-type="float">
            <text:p>-3.0366304693664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79111816572146" calcext:value-type="float">
            <text:p>-2.7911181657214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43087046754008" calcext:value-type="float">
            <text:p>-2.4308704675400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08806851722201" calcext:value-type="float">
            <text:p>-3.0880685172220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18894820032268" calcext:value-type="float">
            <text:p>-3.188948200322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44593159978147" calcext:value-type="float">
            <text:p>-2.4459315997814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37807041698104" calcext:value-type="float">
            <text:p>-2.3780704169810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80791980030635" calcext:value-type="float">
            <text:p>-2.807919800306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10749634334877" calcext:value-type="float">
            <text:p>-3.1074963433487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.00041224363448" calcext:value-type="float">
            <text:p>-3.000412243634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35375332712606" calcext:value-type="float">
            <text:p>-2.3537533271260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32486835273479" calcext:value-type="float">
            <text:p>-2.324868352734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98868754115757" calcext:value-type="float">
            <text:p>-2.9886875411575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76468019090364" calcext:value-type="float">
            <text:p>-2.7646801909036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39653390862321" calcext:value-type="float">
            <text:p>-2.3965339086232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.36810907953357" calcext:value-type="float">
            <text:p>-4.3681090795335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.45481359126051" calcext:value-type="float">
            <text:p>-4.4548135912605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.03180772836015" calcext:value-type="float">
            <text:p>-3.0318077283601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.41702423108426" calcext:value-type="float">
            <text:p>-3.4170242310842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99601978786613" calcext:value-type="float">
            <text:p>-2.9960197878661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76462407773291" calcext:value-type="float">
            <text:p>-2.7646240777329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39315631128866" calcext:value-type="float">
            <text:p>-2.3931563112886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99982517937279" calcext:value-type="float">
            <text:p>-2.999825179372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.04117180359023" calcext:value-type="float">
            <text:p>-3.0411718035902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30722217136548" calcext:value-type="float">
            <text:p>-2.307222171365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.47959718386204" calcext:value-type="float">
            <text:p>-3.4795971838620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.78740645162032" calcext:value-type="float">
            <text:p>-3.787406451620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43278291040521" calcext:value-type="float">
            <text:p>-2.4327829104052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93483750354055" calcext:value-type="float">
            <text:p>-2.9348375035405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.2638338375301" calcext:value-type="float">
            <text:p>-3.263833837530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53863633071982" calcext:value-type="float">
            <text:p>-2.5386363307198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55770947312801" calcext:value-type="float">
            <text:p>-2.55770947312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57418620108064" calcext:value-type="float">
            <text:p>-2.5741862010806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85568996232811" calcext:value-type="float">
            <text:p>-2.855689962328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12485090864171" calcext:value-type="float">
            <text:p>-3.1248509086417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56041137643873" calcext:value-type="float">
            <text:p>-2.5604113764387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56156122560276" calcext:value-type="float">
            <text:p>-2.5615612256027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11312898479701" calcext:value-type="float">
            <text:p>-3.113128984797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95668323750153" calcext:value-type="float">
            <text:p>-2.9566832375015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60023180148309" calcext:value-type="float">
            <text:p>-2.6002318014830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72426541471119" calcext:value-type="float">
            <text:p>-3.7242654147111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36379520734746" calcext:value-type="float">
            <text:p>-3.3637952073474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58764994474112" calcext:value-type="float">
            <text:p>-2.5876499447411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57647500394596" calcext:value-type="float">
            <text:p>-2.5764750039459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89080342779359" calcext:value-type="float">
            <text:p>-2.8908034277935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13958343333412" calcext:value-type="float">
            <text:p>-3.1395834333341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65787396776651" calcext:value-type="float">
            <text:p>-2.6578739677665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59565215545246" calcext:value-type="float">
            <text:p>-2.5956521554524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19892079173961" calcext:value-type="float">
            <text:p>-3.1989207917396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01728298484617" calcext:value-type="float">
            <text:p>-3.0172829848461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6124823020379" calcext:value-type="float">
            <text:p>-2.61248230203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70304299932897" calcext:value-type="float">
            <text:p>-3.7030429993289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38971220603459" calcext:value-type="float">
            <text:p>-3.3897122060345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59005270670992" calcext:value-type="float">
            <text:p>-2.59005270670992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number-columns-repeated="2"/>
          <table:table-cell table:formula="of:=MIN([.B2:.B215])" office:value-type="float" office:value="-10.8419740793477" calcext:value-type="float">
            <text:p>-10.8419740793477</text:p>
          </table:table-cell>
          <table:table-cell table:formula="of:=MAX([.B2:.B215])" office:value-type="float" office:value="-1.91832042682444" calcext:value-type="float">
            <text:p>-1.91832042682444</text:p>
          </table:table-cell>
          <table:table-cell table:formula="of:=MEDIAN([.B2:.B215])" office:value-type="float" office:value="-2.68149641830677" calcext:value-type="float">
            <text:p>-2.681496418306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42277667492" calcext:value-type="float">
            <text:p>-2.5422776674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8223319523096" calcext:value-type="float">
            <text:p>-2.682233195230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5413002217812" calcext:value-type="float">
            <text:p>-2.554130022178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4718007422805" calcext:value-type="float">
            <text:p>-2.547180074228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9418811067021" calcext:value-type="float">
            <text:p>-2.594188110670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1897656496495" calcext:value-type="float">
            <text:p>-2.718976564964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1947430838144" calcext:value-type="float">
            <text:p>-2.719474308381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0734614907142" calcext:value-type="float">
            <text:p>-2.707346149071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5147638587072" calcext:value-type="float">
            <text:p>-2.551476385870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4769178928115" calcext:value-type="float">
            <text:p>-2.547691789281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4574884565997" calcext:value-type="float">
            <text:p>-2.645748845659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9673613184942" calcext:value-type="float">
            <text:p>-2.596736131849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8348155524269" calcext:value-type="float">
            <text:p>-2.683481555242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348010086469" calcext:value-type="float">
            <text:p>-2.63480100864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3066214510201" calcext:value-type="float">
            <text:p>-2.630662145102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1716562637831" calcext:value-type="float">
            <text:p>-2.617165626378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5790267551901" calcext:value-type="float">
            <text:p>-2.657902675519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5328338756772" calcext:value-type="float">
            <text:p>-2.553283387567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3874169900253" calcext:value-type="float">
            <text:p>-2.538741699002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4239948856292" calcext:value-type="float">
            <text:p>-2.542399488562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4777345809131" calcext:value-type="float">
            <text:p>-2.547773458091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5897086606602" calcext:value-type="float">
            <text:p>-2.558970866066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2375890136664" calcext:value-type="float">
            <text:p>-2.6237589013666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76789241649866" calcext:value-type="float">
            <text:p>-2.7678924164986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17248915153076" calcext:value-type="float">
            <text:p>-3.1724891515307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34546962298974" calcext:value-type="float">
            <text:p>-3.3454696229897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67989653758702" calcext:value-type="float">
            <text:p>-2.6798965375870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65576315727709" calcext:value-type="float">
            <text:p>-2.6557631572770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1250814739055" calcext:value-type="float">
            <text:p>-3.12508147390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07357610821334" calcext:value-type="float">
            <text:p>-3.0735761082133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7321911917688" calcext:value-type="float">
            <text:p>-2.732191191768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45888080377443" calcext:value-type="float">
            <text:p>-3.4588808037744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35106177012503" calcext:value-type="float">
            <text:p>-3.3510617701250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68837298148995" calcext:value-type="float">
            <text:p>-2.6883729814899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70508029886266" calcext:value-type="float">
            <text:p>-2.7050802988626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09411973483806" calcext:value-type="float">
            <text:p>-3.0941197348380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16821075346613" calcext:value-type="float">
            <text:p>-3.1682107534661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67918187382857" calcext:value-type="float">
            <text:p>-2.6791818738285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80189901023121" calcext:value-type="float">
            <text:p>-2.8018990102312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92423117133421" calcext:value-type="float">
            <text:p>-3.9242311713342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85129486732716" calcext:value-type="float">
            <text:p>-2.8512948673271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65930370819271" calcext:value-type="float">
            <text:p>-2.6593037081927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95899391595409" calcext:value-type="float">
            <text:p>-2.9589939159540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23368925582141" calcext:value-type="float">
            <text:p>-3.2336892558214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71602738667789" calcext:value-type="float">
            <text:p>-2.71602738667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81764825503443" calcext:value-type="float">
            <text:p>-2.8176482550344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75850894984225" calcext:value-type="float">
            <text:p>-2.7585089498422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29350232824787" calcext:value-type="float">
            <text:p>-3.2935023282478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61434177810786" calcext:value-type="float">
            <text:p>-3.6143417781078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96544061517988" calcext:value-type="float">
            <text:p>-2.9654406151798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72650150678816" calcext:value-type="float">
            <text:p>-2.7265015067881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25683540055814" calcext:value-type="float">
            <text:p>-3.2568354005581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44697884656276" calcext:value-type="float">
            <text:p>-3.4469788465627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7869251747163" calcext:value-type="float">
            <text:p>-2.786925174716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71184153684438" calcext:value-type="float">
            <text:p>-2.7118415368443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41068785857981" calcext:value-type="float">
            <text:p>-3.4106878585798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21812872945934" calcext:value-type="float">
            <text:p>-3.2181287294593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86817029153742" calcext:value-type="float">
            <text:p>-2.868170291537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63465876229389" calcext:value-type="float">
            <text:p>-3.6346587622938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66559603458653" calcext:value-type="float">
            <text:p>-3.6655960345865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83881778950188" calcext:value-type="float">
            <text:p>-2.8388177895018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80897842930024" calcext:value-type="float">
            <text:p>-2.8089784293002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25630456820465" calcext:value-type="float">
            <text:p>-3.2563045682046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17232539793714" calcext:value-type="float">
            <text:p>-3.1723253979371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75323385970032" calcext:value-type="float">
            <text:p>-2.7532338597003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34077896749009" calcext:value-type="float">
            <text:p>-3.3407789674900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59558334181437" calcext:value-type="float">
            <text:p>-3.5955833418143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00830660841352" calcext:value-type="float">
            <text:p>-3.0083066084135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7420696353692" calcext:value-type="float">
            <text:p>-2.742069635369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.15823774864507" calcext:value-type="float">
            <text:p>-4.1582377486450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11061609338619" calcext:value-type="float">
            <text:p>-3.1106160933861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51887630458787" calcext:value-type="float">
            <text:p>-3.5188763045878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7730279064961" calcext:value-type="float">
            <text:p>-2.773027906496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7470709250822" calcext:value-type="float">
            <text:p>-2.747070925082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.02751602930676" calcext:value-type="float">
            <text:p>-4.0275160293067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0951444367825" calcext:value-type="float">
            <text:p>-3.095144436782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03678690461333" calcext:value-type="float">
            <text:p>-3.036786904613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67960718580686" calcext:value-type="float">
            <text:p>-3.6796071858068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5478567966671" calcext:value-type="float">
            <text:p>-3.547856796667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79222418849367" calcext:value-type="float">
            <text:p>-2.7922241884936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77919866294156" calcext:value-type="float">
            <text:p>-2.7791986629415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42907736376558" calcext:value-type="float">
            <text:p>-3.4290773637655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21582594169445" calcext:value-type="float">
            <text:p>-3.2158259416944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75559921426273" calcext:value-type="float">
            <text:p>-2.7555992142627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79363827753099" calcext:value-type="float">
            <text:p>-3.7936382775309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51886564264476" calcext:value-type="float">
            <text:p>-3.5188656426447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.62901126217692" calcext:value-type="float">
            <text:p>-4.6290112621769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10676748776607" calcext:value-type="float">
            <text:p>-3.1067674877660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.13048810747192" calcext:value-type="float">
            <text:p>-5.1304881074719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86449245540609" calcext:value-type="float">
            <text:p>-2.8644924554060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78723957786987" calcext:value-type="float">
            <text:p>-3.7872395778698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.51402195088092" calcext:value-type="float">
            <text:p>-3.5140219508809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76369710729051" calcext:value-type="float">
            <text:p>-2.7636971072905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74687213582177" calcext:value-type="float">
            <text:p>-2.7468721358217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.35962264847754" calcext:value-type="float">
            <text:p>-4.3596226484775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67231909953858" calcext:value-type="float">
            <text:p>-3.6723190995385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90442852586816" calcext:value-type="float">
            <text:p>-3.9044285258681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97448470514327" calcext:value-type="float">
            <text:p>-3.9744847051432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5420642523619" calcext:value-type="float">
            <text:p>-3.542064252361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.89372445038265" calcext:value-type="float">
            <text:p>-2.8937244503826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.75957192303373" calcext:value-type="float">
            <text:p>-2.7595719230337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.06467691134904" calcext:value-type="float">
            <text:p>-4.0646769113490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16640900969196" calcext:value-type="float">
            <text:p>-3.1664090096919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34486246748809" calcext:value-type="float">
            <text:p>-3.3448624674880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18192938515019" calcext:value-type="float">
            <text:p>-3.1819293851501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41071637379552" calcext:value-type="float">
            <text:p>-3.4107163737955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.73958041859308" calcext:value-type="float">
            <text:p>-2.7395804185930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.72056791269522" calcext:value-type="float">
            <text:p>-2.7205679126952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24628340699534" calcext:value-type="float">
            <text:p>-3.2462834069953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20444715217716" calcext:value-type="float">
            <text:p>-3.2044471521771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.76668190354121" calcext:value-type="float">
            <text:p>-2.7666819035412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32128764972289" calcext:value-type="float">
            <text:p>-3.3212876497228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76431006061959" calcext:value-type="float">
            <text:p>-3.7643100606195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01076844833186" calcext:value-type="float">
            <text:p>-3.0107684483318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.75965860599683" calcext:value-type="float">
            <text:p>-2.7596586059968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.17889706559619" calcext:value-type="float">
            <text:p>-4.1788970655961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.21992975758411" calcext:value-type="float">
            <text:p>-3.2199297575841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.76051043631974" calcext:value-type="float">
            <text:p>-2.7605104363197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.72846329824173" calcext:value-type="float">
            <text:p>-2.7284632982417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35445147768613" calcext:value-type="float">
            <text:p>-3.3544514776861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18988034633816" calcext:value-type="float">
            <text:p>-3.1898803463381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.79741548860138" calcext:value-type="float">
            <text:p>-2.7974154886013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79421523854783" calcext:value-type="float">
            <text:p>-3.7942152385478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62135422356427" calcext:value-type="float">
            <text:p>-3.6213542235642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.77768579915684" calcext:value-type="float">
            <text:p>-2.7776857991568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.7524159953032" calcext:value-type="float">
            <text:p>-2.752415995303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12632612369052" calcext:value-type="float">
            <text:p>-3.126326123690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3228204208089" calcext:value-type="float">
            <text:p>-3.322820420808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.82037727763075" calcext:value-type="float">
            <text:p>-2.8203772776307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.70548425367752" calcext:value-type="float">
            <text:p>-2.705484253677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35745275764763" calcext:value-type="float">
            <text:p>-3.3574527576476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18180414344998" calcext:value-type="float">
            <text:p>-3.1818041434499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.74107389806635" calcext:value-type="float">
            <text:p>-2.7410738980663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79508923633842" calcext:value-type="float">
            <text:p>-3.7950892363384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60366681986784" calcext:value-type="float">
            <text:p>-3.6036668198678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.81829589156579" calcext:value-type="float">
            <text:p>-2.8182958915657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.81339127011587" calcext:value-type="float">
            <text:p>-2.8133912701158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.78282282501967" calcext:value-type="float">
            <text:p>-5.7828228250196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76385967942349" calcext:value-type="float">
            <text:p>-3.7638596794234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.83126041983771" calcext:value-type="float">
            <text:p>-4.8312604198377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8916379979192" calcext:value-type="float">
            <text:p>-3.891637997919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56134949607669" calcext:value-type="float">
            <text:p>-3.5613494960766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13258564454616" calcext:value-type="float">
            <text:p>-3.1325856445461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7628817628535" calcext:value-type="float">
            <text:p>-2.762881762853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35752781118957" calcext:value-type="float">
            <text:p>-3.3575278111895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50977307143059" calcext:value-type="float">
            <text:p>-3.5097730714305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85473247730469" calcext:value-type="float">
            <text:p>-2.8547324773046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78442970199466" calcext:value-type="float">
            <text:p>-2.784429701994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38407202121182" calcext:value-type="float">
            <text:p>-3.3840720212118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17585551354993" calcext:value-type="float">
            <text:p>-3.1758555135499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82144100238707" calcext:value-type="float">
            <text:p>-2.8214410023870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74381342046581" calcext:value-type="float">
            <text:p>-3.7438134204658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50708490545419" calcext:value-type="float">
            <text:p>-3.5070849054541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80603021866011" calcext:value-type="float">
            <text:p>-2.806030218660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83846158695275" calcext:value-type="float">
            <text:p>-2.8384615869527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09962166485979" calcext:value-type="float">
            <text:p>-3.0996216648597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36036590367424" calcext:value-type="float">
            <text:p>-3.3603659036742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73346083146864" calcext:value-type="float">
            <text:p>-2.7334608314686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73236366760203" calcext:value-type="float">
            <text:p>-2.7323636676020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38891802838311" calcext:value-type="float">
            <text:p>-3.388918028383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19483344963527" calcext:value-type="float">
            <text:p>-3.1948334496352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81027579404328" calcext:value-type="float">
            <text:p>-2.8102757940432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74919856508131" calcext:value-type="float">
            <text:p>-3.7491985650813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53488831997835" calcext:value-type="float">
            <text:p>-3.5348883199783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85435813033095" calcext:value-type="float">
            <text:p>-2.8543581303309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.78222335966522" calcext:value-type="float">
            <text:p>-2.7822233596652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8054041693802" calcext:value-type="float">
            <text:p>-2.805404169380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24871267622073" calcext:value-type="float">
            <text:p>-3.2487126762207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66799528471196" calcext:value-type="float">
            <text:p>-3.6679952847119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02331864161649" calcext:value-type="float">
            <text:p>-3.0233186416164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82709929530658" calcext:value-type="float">
            <text:p>-2.8270992953065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17364112048045" calcext:value-type="float">
            <text:p>-3.1736411204804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45746862446733" calcext:value-type="float">
            <text:p>-3.4574686244673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73732064476484" calcext:value-type="float">
            <text:p>-2.7373206447648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74358885908422" calcext:value-type="float">
            <text:p>-2.7435888590842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22618334759163" calcext:value-type="float">
            <text:p>-3.2261833475916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26526830529139" calcext:value-type="float">
            <text:p>-3.2652683052913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96868514637688" calcext:value-type="float">
            <text:p>-2.9686851463768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34465642938036" calcext:value-type="float">
            <text:p>-3.3446564293803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5089800380146" calcext:value-type="float">
            <text:p>-3.508980038014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99434475558804" calcext:value-type="float">
            <text:p>-2.9943447555880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75739434322119" calcext:value-type="float">
            <text:p>-2.7573943432211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40895330617767" calcext:value-type="float">
            <text:p>-3.4089533061776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60646670456914" calcext:value-type="float">
            <text:p>-3.6064667045691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6975223006087" calcext:value-type="float">
            <text:p>-2.697522300608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78796311493137" calcext:value-type="float">
            <text:p>-2.7879631149313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22930131825988" calcext:value-type="float">
            <text:p>-3.2293013182598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28076466259808" calcext:value-type="float">
            <text:p>-3.2807646625980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744268208551" calcext:value-type="float">
            <text:p>-2.74426820855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28692790330573" calcext:value-type="float">
            <text:p>-3.286927903305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.89997750446088" calcext:value-type="float">
            <text:p>-2.8999775044608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64426035639705" calcext:value-type="float">
            <text:p>-3.6442603563970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66737170000393" calcext:value-type="float">
            <text:p>-3.6673717000039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.97907785248546" calcext:value-type="float">
            <text:p>-2.9790778524854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.88815820325715" calcext:value-type="float">
            <text:p>-2.8881582032571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39813186112032" calcext:value-type="float">
            <text:p>-3.3981318611203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35021129923983" calcext:value-type="float">
            <text:p>-3.3502112992398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.95415730205358" calcext:value-type="float">
            <text:p>-2.9541573020535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52707937748473" calcext:value-type="float">
            <text:p>-3.527079377484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77933739266034" calcext:value-type="float">
            <text:p>-3.7793373926603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13148722818811" calcext:value-type="float">
            <text:p>-3.1314872281881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.95112337039137" calcext:value-type="float">
            <text:p>-2.9511233703913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40843224519198" calcext:value-type="float">
            <text:p>-3.4084322451919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61746765179764" calcext:value-type="float">
            <text:p>-3.6174676517976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.91689068955943" calcext:value-type="float">
            <text:p>-2.9168906895594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.94547786501752" calcext:value-type="float">
            <text:p>-2.9454778650175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43818764019496" calcext:value-type="float">
            <text:p>-3.4381876401949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36223459421638" calcext:value-type="float">
            <text:p>-3.3622345942163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.87872800660037" calcext:value-type="float">
            <text:p>-2.8787280066003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.97722166782799" calcext:value-type="float">
            <text:p>-2.9772216678279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63067925126296" calcext:value-type="float">
            <text:p>-3.6306792512629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21175216943029" calcext:value-type="float">
            <text:p>-3.2117521694302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.9439953369039" calcext:value-type="float">
            <text:p>-2.943995336903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97536361575229" calcext:value-type="float">
            <text:p>-3.9753636157522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65459717390474" calcext:value-type="float">
            <text:p>-3.6545971739047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.93873185835339" calcext:value-type="float">
            <text:p>-2.9387318583533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32148244155588" calcext:value-type="float">
            <text:p>-3.3214824415558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550493194011" calcext:value-type="float">
            <text:p>-3.55049319401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.90112387653044" calcext:value-type="float">
            <text:p>-2.9011238765304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.93357139810102" calcext:value-type="float">
            <text:p>-2.9335713981010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59301246663972" calcext:value-type="float">
            <text:p>-3.5930124666397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341453629748" calcext:value-type="float">
            <text:p>-3.34145362974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.97204323804936" calcext:value-type="float">
            <text:p>-2.9720432380493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.06789019478479" calcext:value-type="float">
            <text:p>-4.0678901947847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76211393707073" calcext:value-type="float">
            <text:p>-3.7621139370707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.61130255838907" calcext:value-type="float">
            <text:p>-4.6113025583890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.87454962589472" calcext:value-type="float">
            <text:p>-4.8745496258947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90088688518075" calcext:value-type="float">
            <text:p>-3.9008868851807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.1306519849527" calcext:value-type="float">
            <text:p>-4.130651984952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.29829566241578" calcext:value-type="float">
            <text:p>-4.2982956624157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82703262086737" calcext:value-type="float">
            <text:p>-3.8270326208673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03163754216639" calcext:value-type="float">
            <text:p>-3.0316375421663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.95387847783725" calcext:value-type="float">
            <text:p>-2.9538784778372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62488412330455" calcext:value-type="float">
            <text:p>-3.6248841233045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44642510446238" calcext:value-type="float">
            <text:p>-3.4464251044623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73873791983399" calcext:value-type="float">
            <text:p>-3.7387379198339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67008952652248" calcext:value-type="float">
            <text:p>-3.6700895265224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64251576029959" calcext:value-type="float">
            <text:p>-3.6425157602995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05286112873262" calcext:value-type="float">
            <text:p>-3.0528611287326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.9563223924944" calcext:value-type="float">
            <text:p>-2.9563223924944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number-columns-repeated="2"/>
          <table:table-cell table:formula="of:=MIN([.B219:.B458])" office:value-type="float" office:value="-5.78282282501967" calcext:value-type="float">
            <text:p>-5.78282282501967</text:p>
          </table:table-cell>
          <table:table-cell table:formula="of:=MAX([.B219:.B458])" office:value-type="float" office:value="-2.53874169900253" calcext:value-type="float">
            <text:p>-2.53874169900253</text:p>
          </table:table-cell>
          <table:table-cell table:formula="of:=MEDIAN([.B219:.B458])" office:value-type="float" office:value="-3.12570379879801" calcext:value-type="float">
            <text:p>-3.125703798798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07411845083605" calcext:value-type="float">
            <text:p>-3.074118450836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6989693155965" calcext:value-type="float">
            <text:p>-2.969896931559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6956486598525" calcext:value-type="float">
            <text:p>-2.969564865985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8609906935085" calcext:value-type="float">
            <text:p>-2.886099069350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1493614481141" calcext:value-type="float">
            <text:p>-2.914936144811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27078545125363" calcext:value-type="float">
            <text:p>-3.270785451253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90040130355299" calcext:value-type="float">
            <text:p>-4.900401303552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.24355092645236" calcext:value-type="float">
            <text:p>-5.243550926452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46851280110072" calcext:value-type="float">
            <text:p>-4.468512801100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05480103305275" calcext:value-type="float">
            <text:p>-4.054801033052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35609225448112" calcext:value-type="float">
            <text:p>-3.356092254481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75992273350754" calcext:value-type="float">
            <text:p>-3.759922733507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8364355369675" calcext:value-type="float">
            <text:p>-3.483643553696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67722767864314" calcext:value-type="float">
            <text:p>-4.677227678643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90662925744882" calcext:value-type="float">
            <text:p>-3.906629257448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4166617756176" calcext:value-type="float">
            <text:p>-3.441666177561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04984069329798" calcext:value-type="float">
            <text:p>-4.049840693297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990768700004" calcext:value-type="float">
            <text:p>-2.99907687000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62544485464728" calcext:value-type="float">
            <text:p>-3.625444854647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95204345289103" calcext:value-type="float">
            <text:p>-3.952043452891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65715555468127" calcext:value-type="float">
            <text:p>-3.657155554681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83198076787093" calcext:value-type="float">
            <text:p>-3.831980767870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0470042834859" calcext:value-type="float">
            <text:p>-3.404700428348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6327542047139" calcext:value-type="float">
            <text:p>-3.463275420471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55903437852021" calcext:value-type="float">
            <text:p>-4.5590343785202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99095777344266" calcext:value-type="float">
            <text:p>-3.9909577734426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27543700152901" calcext:value-type="float">
            <text:p>-3.2754370015290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06248163986597" calcext:value-type="float">
            <text:p>-3.0624816398659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51811906830106" calcext:value-type="float">
            <text:p>-3.5181190683010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80602428142862" calcext:value-type="float">
            <text:p>-3.8060242814286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07184432178359" calcext:value-type="float">
            <text:p>-3.0718443217835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08074569090126" calcext:value-type="float">
            <text:p>-3.0807456909012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87891724823432" calcext:value-type="float">
            <text:p>-4.8789172482343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4084629545862" calcext:value-type="float">
            <text:p>-3.408462954586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08104105663753" calcext:value-type="float">
            <text:p>-3.0810410566375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6263550643177" calcext:value-type="float">
            <text:p>-3.626355064317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20455230069173" calcext:value-type="float">
            <text:p>-4.2045523006917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49556765784154" calcext:value-type="float">
            <text:p>-3.4955676578415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94412627590746" calcext:value-type="float">
            <text:p>-3.9441262759074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76691491683839" calcext:value-type="float">
            <text:p>-3.7669149168383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08657824846148" calcext:value-type="float">
            <text:p>-3.08657824846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02100622274748" calcext:value-type="float">
            <text:p>-3.021006222747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44931220871538" calcext:value-type="float">
            <text:p>-3.4493122087153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55068925378855" calcext:value-type="float">
            <text:p>-3.5506892537885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09472387684711" calcext:value-type="float">
            <text:p>-3.094723876847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98177157304433" calcext:value-type="float">
            <text:p>-2.981771573044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45490049767426" calcext:value-type="float">
            <text:p>-4.4549004976742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82523006501918" calcext:value-type="float">
            <text:p>-4.8252300650191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65519245480663" calcext:value-type="float">
            <text:p>-3.655192454806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65345667109862" calcext:value-type="float">
            <text:p>-4.6534566710986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43290205340831" calcext:value-type="float">
            <text:p>-3.4329020534083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9276628912715" calcext:value-type="float">
            <text:p>-2.92766289127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5365781708722" calcext:value-type="float">
            <text:p>-3.53657817087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92188337593823" calcext:value-type="float">
            <text:p>-3.9218833759382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17277867489239" calcext:value-type="float">
            <text:p>-3.1727786748923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19251737027838" calcext:value-type="float">
            <text:p>-3.1925173702783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86047269581813" calcext:value-type="float">
            <text:p>-3.8604726958181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59149552182829" calcext:value-type="float">
            <text:p>-3.5914955218282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9318156096767" calcext:value-type="float">
            <text:p>-2.931815609676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.45607044079466" calcext:value-type="float">
            <text:p>-4.4560704407946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84717070848214" calcext:value-type="float">
            <text:p>-3.8471707084821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96981857514025" calcext:value-type="float">
            <text:p>-2.9698185751402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02107066451398" calcext:value-type="float">
            <text:p>-3.0210706645139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907030683179" calcext:value-type="float">
            <text:p>-3.90703068317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37760567100389" calcext:value-type="float">
            <text:p>-3.377605671003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87425588954795" calcext:value-type="float">
            <text:p>-2.8742558895479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44887303322692" calcext:value-type="float">
            <text:p>-3.4488730332269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82429381472782" calcext:value-type="float">
            <text:p>-3.8242938147278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24188742551239" calcext:value-type="float">
            <text:p>-3.2418874255123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96421818470249" calcext:value-type="float">
            <text:p>-2.9642181847024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33439263654583" calcext:value-type="float">
            <text:p>-3.3343926365458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6534087080044" calcext:value-type="float">
            <text:p>-3.653408708004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96693703609662" calcext:value-type="float">
            <text:p>-2.9669370360966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03303753419051" calcext:value-type="float">
            <text:p>-3.0330375341905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61315910673945" calcext:value-type="float">
            <text:p>-3.6131591067394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.02044758913728" calcext:value-type="float">
            <text:p>-5.0204475891372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24999272609045" calcext:value-type="float">
            <text:p>-3.2499927260904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03007498116803" calcext:value-type="float">
            <text:p>-3.0300749811680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32308808712042" calcext:value-type="float">
            <text:p>-3.323088087120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81229011634776" calcext:value-type="float">
            <text:p>-3.8122901163477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.96021057688659" calcext:value-type="float">
            <text:p>-2.9602105768865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03841455624796" calcext:value-type="float">
            <text:p>-3.0384145562479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53159738551086" calcext:value-type="float">
            <text:p>-3.5315973855108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41367099825294" calcext:value-type="float">
            <text:p>-3.4136709982529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.93067620572924" calcext:value-type="float">
            <text:p>-2.9306762057292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.9494726596336" calcext:value-type="float">
            <text:p>-2.949472659633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83343622185302" calcext:value-type="float">
            <text:p>-3.8334362218530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30814803178044" calcext:value-type="float">
            <text:p>-3.308148031780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.92653900039018" calcext:value-type="float">
            <text:p>-2.9265390003901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59723006366816" calcext:value-type="float">
            <text:p>-3.5972300636681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74611943297162" calcext:value-type="float">
            <text:p>-3.7461194329716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.96481892474831" calcext:value-type="float">
            <text:p>-2.964818924748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.94316236395339" calcext:value-type="float">
            <text:p>-2.9431623639533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43297790261503" calcext:value-type="float">
            <text:p>-3.4329779026150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37006510494336" calcext:value-type="float">
            <text:p>-3.3700651049433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.93235894646304" calcext:value-type="float">
            <text:p>-2.9323589464630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.97829478587651" calcext:value-type="float">
            <text:p>-2.9782947858765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730665088692" calcext:value-type="float">
            <text:p>-3.73066508869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2027255601678" calcext:value-type="float">
            <text:p>-3.202725560167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.92426819659594" calcext:value-type="float">
            <text:p>-2.9242681965959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54686281149852" calcext:value-type="float">
            <text:p>-3.5468628114985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80708676297503" calcext:value-type="float">
            <text:p>-3.8070867629750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18250636261743" calcext:value-type="float">
            <text:p>-3.1825063626174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.98739250151513" calcext:value-type="float">
            <text:p>-2.9873925015151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87412608402518" calcext:value-type="float">
            <text:p>-3.874126084025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52026095676516" calcext:value-type="float">
            <text:p>-3.5202609567651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.91565359764839" calcext:value-type="float">
            <text:p>-2.9156535976483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.94044623667208" calcext:value-type="float">
            <text:p>-2.940446236672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54308293525062" calcext:value-type="float">
            <text:p>-3.5430829352506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38450118592944" calcext:value-type="float">
            <text:p>-3.3845011859294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.85284495404448" calcext:value-type="float">
            <text:p>-2.8528449540444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91141083315884" calcext:value-type="float">
            <text:p>-3.9114108331588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64205720656465" calcext:value-type="float">
            <text:p>-3.6420572065646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.99727767575487" calcext:value-type="float">
            <text:p>-2.9972776757548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.9409118215472" calcext:value-type="float">
            <text:p>-2.94091182154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25814035679396" calcext:value-type="float">
            <text:p>-3.2581403567939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59564153197006" calcext:value-type="float">
            <text:p>-3.5956415319700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00292698151667" calcext:value-type="float">
            <text:p>-3.0029269815166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.94900193523989" calcext:value-type="float">
            <text:p>-2.9490019352398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51996841661809" calcext:value-type="float">
            <text:p>-3.5199684166180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36454180047178" calcext:value-type="float">
            <text:p>-3.3645418004717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.97177048916911" calcext:value-type="float">
            <text:p>-2.9717704891691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96164985891898" calcext:value-type="float">
            <text:p>-3.9616498589189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64225762443981" calcext:value-type="float">
            <text:p>-3.6422576244398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.97138269621123" calcext:value-type="float">
            <text:p>-2.9713826962112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83021649909148" calcext:value-type="float">
            <text:p>-3.830216499091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521258631137" calcext:value-type="float">
            <text:p>-3.52125863113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43845425945051" calcext:value-type="float">
            <text:p>-3.438454259450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99396749821865" calcext:value-type="float">
            <text:p>-2.9939674982186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27779536456119" calcext:value-type="float">
            <text:p>-3.2777953645611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83943930418591" calcext:value-type="float">
            <text:p>-3.8394393041859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22956452367843" calcext:value-type="float">
            <text:p>-3.2295645236784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48810628618946" calcext:value-type="float">
            <text:p>-3.4881062861894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80561521774575" calcext:value-type="float">
            <text:p>-3.8056152177457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13565164734993" calcext:value-type="float">
            <text:p>-3.1356516473499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92721580457648" calcext:value-type="float">
            <text:p>-2.927215804576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37762313046859" calcext:value-type="float">
            <text:p>-3.3776231304685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6148819986234" calcext:value-type="float">
            <text:p>-3.614881998623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924626998357" calcext:value-type="float">
            <text:p>-2.92462699835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95290217704057" calcext:value-type="float">
            <text:p>-2.9529021770405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39329632947371" calcext:value-type="float">
            <text:p>-3.3932963294737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37266331791177" calcext:value-type="float">
            <text:p>-3.3726633179117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91630769148999" calcext:value-type="float">
            <text:p>-2.9163076914899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50707613428471" calcext:value-type="float">
            <text:p>-3.5070761342847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79955928193179" calcext:value-type="float">
            <text:p>-3.7995592819317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10340211661037" calcext:value-type="float">
            <text:p>-3.1034021166103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94776955187807" calcext:value-type="float">
            <text:p>-2.9477695518780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85231823651411" calcext:value-type="float">
            <text:p>-3.852318236514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.6838373014252" calcext:value-type="float">
            <text:p>-3.68383730142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95431567943518" calcext:value-type="float">
            <text:p>-2.9543156794351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27780455247324" calcext:value-type="float">
            <text:p>-3.2778045524732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54863330181796" calcext:value-type="float">
            <text:p>-3.5486333018179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.93317189012643" calcext:value-type="float">
            <text:p>-2.9331718901264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.94961634428448" calcext:value-type="float">
            <text:p>-2.9496163442844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47262035590837" calcext:value-type="float">
            <text:p>-3.4726203559083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32550150133034" calcext:value-type="float">
            <text:p>-3.3255015013303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26231371857264" calcext:value-type="float">
            <text:p>-3.2623137185726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96595699713929" calcext:value-type="float">
            <text:p>-3.9659569971392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70549356392098" calcext:value-type="float">
            <text:p>-3.7054935639209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.93360234047708" calcext:value-type="float">
            <text:p>-2.9336023404770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.94521997455504" calcext:value-type="float">
            <text:p>-2.9452199745550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36268412011795" calcext:value-type="float">
            <text:p>-3.3626841201179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38148643051815" calcext:value-type="float">
            <text:p>-3.3814864305181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.90532483916655" calcext:value-type="float">
            <text:p>-2.9053248391665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50669505925469" calcext:value-type="float">
            <text:p>-3.5066950592546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77175341832984" calcext:value-type="float">
            <text:p>-3.7717534183298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16771215577547" calcext:value-type="float">
            <text:p>-3.1677121557754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01135516402833" calcext:value-type="float">
            <text:p>-3.0113551640283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41588083345836" calcext:value-type="float">
            <text:p>-3.4158808334583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65268395396808" calcext:value-type="float">
            <text:p>-3.6526839539680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.7775363353336" calcext:value-type="float">
            <text:p>-4.777536335333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738149849785" calcext:value-type="float">
            <text:p>-3.73814984978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.9875107026374" calcext:value-type="float">
            <text:p>-4.987510702637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.22865330851056" calcext:value-type="float">
            <text:p>-4.2286533085105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.7787538852012" calcext:value-type="float">
            <text:p>-3.778753885201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72279331051195" calcext:value-type="float">
            <text:p>-3.7227933105119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18885367068057" calcext:value-type="float">
            <text:p>-3.1888536706805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92517732493546" calcext:value-type="float">
            <text:p>-2.9251773249354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27618156361075" calcext:value-type="float">
            <text:p>-3.2761815636107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84136750575301" calcext:value-type="float">
            <text:p>-3.8413675057530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9395331261462" calcext:value-type="float">
            <text:p>-2.939533126146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93073149666433" calcext:value-type="float">
            <text:p>-2.9307314966643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251096194304" calcext:value-type="float">
            <text:p>-3.425109619430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36519970518411" calcext:value-type="float">
            <text:p>-3.3651997051841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96692387650185" calcext:value-type="float">
            <text:p>-2.9669238765018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893578691828" calcext:value-type="float">
            <text:p>-3.48935786918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88128743923293" calcext:value-type="float">
            <text:p>-3.8812874392329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09559429144855" calcext:value-type="float">
            <text:p>-3.0955942914485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94533514547875" calcext:value-type="float">
            <text:p>-2.9453351454787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66866504893018" calcext:value-type="float">
            <text:p>-3.6686650489301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52134791350927" calcext:value-type="float">
            <text:p>-3.5213479135092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99417238086306" calcext:value-type="float">
            <text:p>-2.9941723808630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89526189333772" calcext:value-type="float">
            <text:p>-2.8952618933377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53197339327678" calcext:value-type="float">
            <text:p>-3.5319733932767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29655887541924" calcext:value-type="float">
            <text:p>-3.2965588754192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925266455777" calcext:value-type="float">
            <text:p>-2.92526645577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.33021090623228" calcext:value-type="float">
            <text:p>-4.330210906232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6851624712771" calcext:value-type="float">
            <text:p>-3.68516247127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91637204145611" calcext:value-type="float">
            <text:p>-2.9163720414561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94645859058746" calcext:value-type="float">
            <text:p>-2.9464585905874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94762855990777" calcext:value-type="float">
            <text:p>-2.9476285599077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92314121126837" calcext:value-type="float">
            <text:p>-2.9231412112683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37972673161115" calcext:value-type="float">
            <text:p>-3.3797267316111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41350575948471" calcext:value-type="float">
            <text:p>-3.4135057594847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96265477386213" calcext:value-type="float">
            <text:p>-2.9626547738621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46706623921985" calcext:value-type="float">
            <text:p>-3.4670662392198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83684519545213" calcext:value-type="float">
            <text:p>-3.8368451954521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1470953514465" calcext:value-type="float">
            <text:p>-3.147095351446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00471079178118" calcext:value-type="float">
            <text:p>-3.0047107917811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62887363577635" calcext:value-type="float">
            <text:p>-3.6288736357763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60212481609091" calcext:value-type="float">
            <text:p>-3.6021248160909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91866360996362" calcext:value-type="float">
            <text:p>-2.9186636099636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92724789896668" calcext:value-type="float">
            <text:p>-2.927247898966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.2999115698399" calcext:value-type="float">
            <text:p>-4.299911569839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28263164286611" calcext:value-type="float">
            <text:p>-3.2826316428661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98590019445629" calcext:value-type="float">
            <text:p>-2.9859001944562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5821433412291" calcext:value-type="float">
            <text:p>-3.582143341229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73630340754397" calcext:value-type="float">
            <text:p>-3.736303407543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93083046568044" calcext:value-type="float">
            <text:p>-2.9308304656804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92273741907661" calcext:value-type="float">
            <text:p>-2.9227374190766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42169038013135" calcext:value-type="float">
            <text:p>-3.4216903801313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38420881989251" calcext:value-type="float">
            <text:p>-3.3842088198925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.91367851306687" calcext:value-type="float">
            <text:p>-2.9136785130668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48966609029255" calcext:value-type="float">
            <text:p>-3.4896660902925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84827375238722" calcext:value-type="float">
            <text:p>-3.8482737523872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.26851813123424" calcext:value-type="float">
            <text:p>-4.2685181312342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22193908445466" calcext:value-type="float">
            <text:p>-3.2219390844546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00397202112753" calcext:value-type="float">
            <text:p>-3.0039720211275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49070872667304" calcext:value-type="float">
            <text:p>-3.4907087266730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71787732152156" calcext:value-type="float">
            <text:p>-3.7178773215215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.92144381271789" calcext:value-type="float">
            <text:p>-2.9214438127178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00464012747059" calcext:value-type="float">
            <text:p>-3.0046401274705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40893991294412" calcext:value-type="float">
            <text:p>-3.4089399129441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44768335609219" calcext:value-type="float">
            <text:p>-3.4476833560921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.94296002277968" calcext:value-type="float">
            <text:p>-2.9429600227796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03210857751385" calcext:value-type="float">
            <text:p>-3.0321085775138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63677448140608" calcext:value-type="float">
            <text:p>-3.636774481406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29183832338586" calcext:value-type="float">
            <text:p>-3.2918383233858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.9742174964953" calcext:value-type="float">
            <text:p>-2.974217496495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92533622550548" calcext:value-type="float">
            <text:p>-3.9253362255054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85721668003814" calcext:value-type="float">
            <text:p>-3.8572166800381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.98164862097899" calcext:value-type="float">
            <text:p>-2.9816486209789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18121637171323" calcext:value-type="float">
            <text:p>-3.1812163717132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49327026445339" calcext:value-type="float">
            <text:p>-3.4932702644533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51811858533965" calcext:value-type="float">
            <text:p>-3.5181185853396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.96375399438869" calcext:value-type="float">
            <text:p>-2.9637539943886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9450863446265" calcext:value-type="float">
            <text:p>-3.945086344626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68561835520954" calcext:value-type="float">
            <text:p>-3.6856183552095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04576634920831" calcext:value-type="float">
            <text:p>-3.0457663492083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.98338602053017" calcext:value-type="float">
            <text:p>-2.98338602053017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number-columns-repeated="2"/>
          <table:table-cell table:formula="of:=MIN([.B462:.B711])" office:value-type="float" office:value="-5.24355092645236" calcext:value-type="float">
            <text:p>-5.24355092645236</text:p>
          </table:table-cell>
          <table:table-cell table:formula="of:=MAX([.B462:.B711])" office:value-type="float" office:value="-2.85284495404448" calcext:value-type="float">
            <text:p>-2.85284495404448</text:p>
          </table:table-cell>
          <table:table-cell table:formula="of:=MEDIAN([.B462:.B711])" office:value-type="float" office:value="-3.38284762520533" calcext:value-type="float">
            <text:p>-3.382847625205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1235194827509" calcext:value-type="float">
            <text:p>-3.8123519482750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7280192213473" calcext:value-type="float">
            <text:p>-3.272801922134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9099333933025" calcext:value-type="float">
            <text:p>-3.690993339330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5822134018575" calcext:value-type="float">
            <text:p>-3.358221340185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4961458179065" calcext:value-type="float">
            <text:p>-3.6496145817906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05908553536157" calcext:value-type="float">
            <text:p>-3.0590855353615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9545346092936" calcext:value-type="float">
            <text:p>-3.395453460929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40656378199857" calcext:value-type="float">
            <text:p>-4.4065637819985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5652826389802" calcext:value-type="float">
            <text:p>-3.656528263898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2501418172846" calcext:value-type="float">
            <text:p>-3.6250141817284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3204464332023" calcext:value-type="float">
            <text:p>-3.532044643320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4415132929753" calcext:value-type="float">
            <text:p>-2.9441513292975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134068207323" calcext:value-type="float">
            <text:p>-3.31340682073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99519874395987" calcext:value-type="float">
            <text:p>-3.9951987439598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291290887087" calcext:value-type="float">
            <text:p>-4.29129088708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1720098100147" calcext:value-type="float">
            <text:p>-3.8172009810014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49928093049041" calcext:value-type="float">
            <text:p>-3.4992809304904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759145724048" calcext:value-type="float">
            <text:p>-3.67591457240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01335522910826" calcext:value-type="float">
            <text:p>-3.013355229108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8174409427622" calcext:value-type="float">
            <text:p>-3.381744094276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19529790713885" calcext:value-type="float">
            <text:p>-4.1952979071388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5470629046464" calcext:value-type="float">
            <text:p>-3.5547062904646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93560234111269" calcext:value-type="float">
            <text:p>-4.935602341112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03507523083862" calcext:value-type="float">
            <text:p>-4.0350752308386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9172772706866" calcext:value-type="float">
            <text:p>-3.5917277270686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89796417289141" calcext:value-type="float">
            <text:p>-3.8979641728914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62083764395471" calcext:value-type="float">
            <text:p>-3.6208376439547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.47656873185039" calcext:value-type="float">
            <text:p>-4.4765687318503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53225212834239" calcext:value-type="float">
            <text:p>-3.5322521283423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96310591050466" calcext:value-type="float">
            <text:p>-2.9631059105046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43420214226366" calcext:value-type="float">
            <text:p>-3.4342021422636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75895876532511" calcext:value-type="float">
            <text:p>-3.7589587653251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62415223643256" calcext:value-type="float">
            <text:p>-3.6241522364325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62184926363619" calcext:value-type="float">
            <text:p>-3.6218492636361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68320734373413" calcext:value-type="float">
            <text:p>-3.683207343734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00872481066389" calcext:value-type="float">
            <text:p>-3.0087248106638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99102505856931" calcext:value-type="float">
            <text:p>-2.9910250585693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40316336126555" calcext:value-type="float">
            <text:p>-3.4031633612655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56383237779629" calcext:value-type="float">
            <text:p>-3.5638323777962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94617761881864" calcext:value-type="float">
            <text:p>-2.946177618818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52983775654305" calcext:value-type="float">
            <text:p>-3.5298377565430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86195209921264" calcext:value-type="float">
            <text:p>-3.861952099212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10457093852767" calcext:value-type="float">
            <text:p>-3.104570938527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9705166098015" calcext:value-type="float">
            <text:p>-2.970516609801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38308748587218" calcext:value-type="float">
            <text:p>-3.3830874858721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6803404634908" calcext:value-type="float">
            <text:p>-3.680340463490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96814754826212" calcext:value-type="float">
            <text:p>-2.968147548262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00264583272438" calcext:value-type="float">
            <text:p>-3.0026458327243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56148332011022" calcext:value-type="float">
            <text:p>-3.5614833201102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46427404581466" calcext:value-type="float">
            <text:p>-3.4642740458146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42477309658006" calcext:value-type="float">
            <text:p>-3.4247730965800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01437227187632" calcext:value-type="float">
            <text:p>-3.0143722718763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92405816854865" calcext:value-type="float">
            <text:p>-3.9240581685486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69732017640627" calcext:value-type="float">
            <text:p>-3.6973201764062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.92464471619444" calcext:value-type="float">
            <text:p>-2.9246447161944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.90537099936002" calcext:value-type="float">
            <text:p>-2.9053709993600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53324705218062" calcext:value-type="float">
            <text:p>-3.5332470521806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42101825983107" calcext:value-type="float">
            <text:p>-3.4210182598310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.93499175745885" calcext:value-type="float">
            <text:p>-2.9349917574588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50002107028121" calcext:value-type="float">
            <text:p>-3.5000210702812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74461745378398" calcext:value-type="float">
            <text:p>-3.7446174537839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20699451343411" calcext:value-type="float">
            <text:p>-3.2069945134341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07510852878684" calcext:value-type="float">
            <text:p>-3.0751085287868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41120264634248" calcext:value-type="float">
            <text:p>-3.4112026463424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55021418904367" calcext:value-type="float">
            <text:p>-3.5502141890436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00803995166293" calcext:value-type="float">
            <text:p>-3.0080399516629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.89083133075525" calcext:value-type="float">
            <text:p>-2.8908313307552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.31945341454417" calcext:value-type="float">
            <text:p>-5.3194534145441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82497429056007" calcext:value-type="float">
            <text:p>-3.8249742905600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.3012865513894" calcext:value-type="float">
            <text:p>-5.301286551389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.45847433455881" calcext:value-type="float">
            <text:p>-4.458474334558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6540032156503" calcext:value-type="float">
            <text:p>-3.654003215650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.43971639256409" calcext:value-type="float">
            <text:p>-4.4397163925640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77050408336729" calcext:value-type="float">
            <text:p>-3.7705040833672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45391670570079" calcext:value-type="float">
            <text:p>-3.4539167057007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49601500628503" calcext:value-type="float">
            <text:p>-3.4960150062850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47353303811045" calcext:value-type="float">
            <text:p>-3.4735330381104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78300048464587" calcext:value-type="float">
            <text:p>-2.7830004846458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81385422752367" calcext:value-type="float">
            <text:p>-2.8138542275236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22860802357703" calcext:value-type="float">
            <text:p>-3.2286080235770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30605718016718" calcext:value-type="float">
            <text:p>-3.3060571801671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81401780491411" calcext:value-type="float">
            <text:p>-2.814017804914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73108838713425" calcext:value-type="float">
            <text:p>-2.7310883871342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39460590136612" calcext:value-type="float">
            <text:p>-3.3946059013661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16821502586357" calcext:value-type="float">
            <text:p>-3.1682150258635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74161559416944" calcext:value-type="float">
            <text:p>-2.7416155941694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79575342663417" calcext:value-type="float">
            <text:p>-3.7957534266341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57312011707041" calcext:value-type="float">
            <text:p>-3.5731201170704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77705730000266" calcext:value-type="float">
            <text:p>-2.7770573000026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78332447448192" calcext:value-type="float">
            <text:p>-2.7833244744819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13551936627091" calcext:value-type="float">
            <text:p>-3.1355193662709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36544252392422" calcext:value-type="float">
            <text:p>-3.3654425239242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7673598550718" calcext:value-type="float">
            <text:p>-2.767359855071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75115267554942" calcext:value-type="float">
            <text:p>-2.7511526755494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34057515050763" calcext:value-type="float">
            <text:p>-3.3405751505076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14265646079504" calcext:value-type="float">
            <text:p>-3.1426564607950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73439167569769" calcext:value-type="float">
            <text:p>-2.734391675697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7683425705756" calcext:value-type="float">
            <text:p>-3.768342570575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67701946243331" calcext:value-type="float">
            <text:p>-3.6770194624333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76149179386673" calcext:value-type="float">
            <text:p>-2.7614917938667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11762997669604" calcext:value-type="float">
            <text:p>-3.117629976696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34071183451675" calcext:value-type="float">
            <text:p>-3.3407118345167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78764056811152" calcext:value-type="float">
            <text:p>-2.7876405681115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76294907042349" calcext:value-type="float">
            <text:p>-2.7629490704234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34626442510962" calcext:value-type="float">
            <text:p>-3.3462644251096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17981532223346" calcext:value-type="float">
            <text:p>-3.1798153222334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70965273235169" calcext:value-type="float">
            <text:p>-2.7096527323516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78182026971769" calcext:value-type="float">
            <text:p>-3.7818202697176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44043509844157" calcext:value-type="float">
            <text:p>-3.4404350984415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81326584324063" calcext:value-type="float">
            <text:p>-2.8132658432406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74078278473665" calcext:value-type="float">
            <text:p>-2.7407827847366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08225964255698" calcext:value-type="float">
            <text:p>-3.0822596425569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33049214797464" calcext:value-type="float">
            <text:p>-3.3304921479746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74669382684983" calcext:value-type="float">
            <text:p>-2.7466938268498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74031973571413" calcext:value-type="float">
            <text:p>-2.7403197357141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37115305207699" calcext:value-type="float">
            <text:p>-3.3711530520769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24255470071661" calcext:value-type="float">
            <text:p>-3.2425547007166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76768391158903" calcext:value-type="float">
            <text:p>-2.7676839115890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82590794610191" calcext:value-type="float">
            <text:p>-3.8259079461019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66886863212326" calcext:value-type="float">
            <text:p>-3.6688686321232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82691990102199" calcext:value-type="float">
            <text:p>-2.8269199010219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7699830263791" calcext:value-type="float">
            <text:p>-2.769983026379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14272622065094" calcext:value-type="float">
            <text:p>-3.1427262206509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42000047200976" calcext:value-type="float">
            <text:p>-3.4200004720097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.15415317707545" calcext:value-type="float">
            <text:p>-4.1541531770754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06015238540637" calcext:value-type="float">
            <text:p>-3.0601523854063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.78345790733645" calcext:value-type="float">
            <text:p>-2.7834579073364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72349289256646" calcext:value-type="float">
            <text:p>-3.7234928925664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31550967456635" calcext:value-type="float">
            <text:p>-3.3155096745663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.80348503376093" calcext:value-type="float">
            <text:p>-2.8034850337609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27438767758598" calcext:value-type="float">
            <text:p>-3.2743876775859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56175390093181" calcext:value-type="float">
            <text:p>-3.5617539009318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08734309134087" calcext:value-type="float">
            <text:p>-3.0873430913408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.84875149099911" calcext:value-type="float">
            <text:p>-2.8487514909991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14269841794412" calcext:value-type="float">
            <text:p>-3.1426984179441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43183504491279" calcext:value-type="float">
            <text:p>-3.4318350449127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.80774947786618" calcext:value-type="float">
            <text:p>-2.8077494778661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.80120960647634" calcext:value-type="float">
            <text:p>-2.8012096064763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.03181367038654" calcext:value-type="float">
            <text:p>-4.0318136703865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10030216713233" calcext:value-type="float">
            <text:p>-3.1003021671323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.87384389643399" calcext:value-type="float">
            <text:p>-2.8738438964339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.20219533801369" calcext:value-type="float">
            <text:p>-5.2021953380136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.29818744649889" calcext:value-type="float">
            <text:p>-4.2981874464988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.62639515910376" calcext:value-type="float">
            <text:p>-4.6263951591037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61013231925371" calcext:value-type="float">
            <text:p>-3.6101323192537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.93673454527472" calcext:value-type="float">
            <text:p>-2.9367345452747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.76479300238513" calcext:value-type="float">
            <text:p>-2.7647930023851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88264822143438" calcext:value-type="float">
            <text:p>-3.8826482214343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13491829709371" calcext:value-type="float">
            <text:p>-3.1349182970937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35324142727254" calcext:value-type="float">
            <text:p>-3.3532414272725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78976464996097" calcext:value-type="float">
            <text:p>-3.7897646499609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14065569588925" calcext:value-type="float">
            <text:p>-3.1406556958892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.7657502365275" calcext:value-type="float">
            <text:p>-2.765750236527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58410916580305" calcext:value-type="float">
            <text:p>-3.5841091658030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47571302057552" calcext:value-type="float">
            <text:p>-3.4757130205755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.80737815802735" calcext:value-type="float">
            <text:p>-2.8073781580273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.77241194478592" calcext:value-type="float">
            <text:p>-2.7724119447859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34858828482876" calcext:value-type="float">
            <text:p>-3.3485882848287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24840187662573" calcext:value-type="float">
            <text:p>-3.2484018766257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.76259321120313" calcext:value-type="float">
            <text:p>-2.7625932112031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99317377942446" calcext:value-type="float">
            <text:p>-3.9931737794244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53834440006598" calcext:value-type="float">
            <text:p>-3.5383444000659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.78209922647059" calcext:value-type="float">
            <text:p>-2.7820992264705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.78150048114662" calcext:value-type="float">
            <text:p>-2.781500481146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23667292889489" calcext:value-type="float">
            <text:p>-3.2366729288948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29494634209099" calcext:value-type="float">
            <text:p>-3.2949463420909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.71193978382772" calcext:value-type="float">
            <text:p>-2.7119397838277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28931157994251" calcext:value-type="float">
            <text:p>-3.2893115799425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62262264890051" calcext:value-type="float">
            <text:p>-3.6226226489005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.97817059263001" calcext:value-type="float">
            <text:p>-2.9781705926300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.77966198199955" calcext:value-type="float">
            <text:p>-2.7796619819995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25874743494456" calcext:value-type="float">
            <text:p>-3.2587474349445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28638264164454" calcext:value-type="float">
            <text:p>-3.2863826416445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.80499385602016" calcext:value-type="float">
            <text:p>-2.8049938560201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41280032914946" calcext:value-type="float">
            <text:p>-3.4128003291494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.55955922836082" calcext:value-type="float">
            <text:p>-4.5595592283608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.8290351948149" calcext:value-type="float">
            <text:p>-2.829035194814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.87492471612463" calcext:value-type="float">
            <text:p>-2.8749247161246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31485041344421" calcext:value-type="float">
            <text:p>-3.3148504134442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36570328223664" calcext:value-type="float">
            <text:p>-3.3657032822366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.78528272553227" calcext:value-type="float">
            <text:p>-2.7852827255322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48802492996958" calcext:value-type="float">
            <text:p>-3.4880249299695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60089742619613" calcext:value-type="float">
            <text:p>-3.6008974261961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.98856724992384" calcext:value-type="float">
            <text:p>-2.9885672499238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.83884814940298" calcext:value-type="float">
            <text:p>-2.8388481494029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7592414544516" calcext:value-type="float">
            <text:p>-3.759241454451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33373932943463" calcext:value-type="float">
            <text:p>-3.3337393294346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.76145261004869" calcext:value-type="float">
            <text:p>-2.7614526100486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18096493088145" calcext:value-type="float">
            <text:p>-3.1809649308814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67104854699153" calcext:value-type="float">
            <text:p>-3.6710485469915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00491884171681" calcext:value-type="float">
            <text:p>-3.0049188417168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.82790158633414" calcext:value-type="float">
            <text:p>-2.8279015863341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09763774707226" calcext:value-type="float">
            <text:p>-3.0976377470722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.16383358400996" calcext:value-type="float">
            <text:p>-4.1638335840099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6416894275795" calcext:value-type="float">
            <text:p>-3.641689427579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93911066850545" calcext:value-type="float">
            <text:p>-2.9391106685054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75914013880802" calcext:value-type="float">
            <text:p>-2.7591401388080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11140485540923" calcext:value-type="float">
            <text:p>-3.1114048554092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472926382219" calcext:value-type="float">
            <text:p>-3.47292638221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82178771817556" calcext:value-type="float">
            <text:p>-2.8217877181755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75821347991656" calcext:value-type="float">
            <text:p>-2.7582134799165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19506519906309" calcext:value-type="float">
            <text:p>-3.1950651990630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24574733402442" calcext:value-type="float">
            <text:p>-3.2457473340244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76861681685243" calcext:value-type="float">
            <text:p>-2.7686168168524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35371865016964" calcext:value-type="float">
            <text:p>-3.3537186501696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.03806296127651" calcext:value-type="float">
            <text:p>-4.0380629612765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955942597845" calcext:value-type="float">
            <text:p>-2.95594259784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74669991827089" calcext:value-type="float">
            <text:p>-2.7466999182708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0929784892323" calcext:value-type="float">
            <text:p>-3.092978489232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32223696444622" calcext:value-type="float">
            <text:p>-3.3222369644462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76039506532597" calcext:value-type="float">
            <text:p>-2.7603950653259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71852563440794" calcext:value-type="float">
            <text:p>-2.7185256344079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35978218054135" calcext:value-type="float">
            <text:p>-3.3597821805413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13665949808467" calcext:value-type="float">
            <text:p>-3.1366594980846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72545044080202" calcext:value-type="float">
            <text:p>-2.7254504408020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85298646383556" calcext:value-type="float">
            <text:p>-3.8529864638355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55020506568167" calcext:value-type="float">
            <text:p>-3.5502050656816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76028631569808" calcext:value-type="float">
            <text:p>-2.7602863156980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78680337054267" calcext:value-type="float">
            <text:p>-2.7868033705426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39100489711268" calcext:value-type="float">
            <text:p>-3.3910048971126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16077949335136" calcext:value-type="float">
            <text:p>-3.1607794933513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.72850442035359" calcext:value-type="float">
            <text:p>-2.7285044203535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58125937502328" calcext:value-type="float">
            <text:p>-3.581259375023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4556613123444" calcext:value-type="float">
            <text:p>-3.455661312344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.6402685874327" calcext:value-type="float">
            <text:p>-2.640268587432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.63440347417712" calcext:value-type="float">
            <text:p>-2.6344034741771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.98305470016861" calcext:value-type="float">
            <text:p>-2.9830547001686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26006996493661" calcext:value-type="float">
            <text:p>-3.2600699649366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.58749635611901" calcext:value-type="float">
            <text:p>-2.5874963561190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.63307446468221" calcext:value-type="float">
            <text:p>-2.6330744646822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03368055874311" calcext:value-type="float">
            <text:p>-3.0336805587431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06785921153718" calcext:value-type="float">
            <text:p>-3.0678592115371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.8173156694724" calcext:value-type="float">
            <text:p>-2.817315669472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63751365339146" calcext:value-type="float">
            <text:p>-3.6375136533914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44009165924784" calcext:value-type="float">
            <text:p>-3.4400916592478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.64916893825266" calcext:value-type="float">
            <text:p>-2.6491689382526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.67221502037649" calcext:value-type="float">
            <text:p>-2.6722150203764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08301439754416" calcext:value-type="float">
            <text:p>-3.0830143975441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10223748895571" calcext:value-type="float">
            <text:p>-3.1022374889557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.58286963713941" calcext:value-type="float">
            <text:p>-2.582869637139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08213564824119" calcext:value-type="float">
            <text:p>-3.0821356482411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37876635022651" calcext:value-type="float">
            <text:p>-3.37876635022651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number-columns-repeated="2"/>
          <table:table-cell table:formula="of:=MIN([.B715:.B956])" office:value-type="float" office:value="-5.31945341454417" calcext:value-type="float">
            <text:p>-5.31945341454417</text:p>
          </table:table-cell>
          <table:table-cell table:formula="of:=MAX([.B715:.B956])" office:value-type="float" office:value="-2.58286963713941" calcext:value-type="float">
            <text:p>-2.58286963713941</text:p>
          </table:table-cell>
          <table:table-cell table:formula="of:=MEDIAN([.B715:.B956])" office:value-type="float" office:value="-3.27359479986035" calcext:value-type="float">
            <text:p>-3.273594799860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69726771612872" calcext:value-type="float">
            <text:p>-2.697267716128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1248810676632" calcext:value-type="float">
            <text:p>-3.12488106766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99429136206512" calcext:value-type="float">
            <text:p>-3.994291362065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25857025502124" calcext:value-type="float">
            <text:p>-3.258570255021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.34194891699615" calcext:value-type="float">
            <text:p>-5.341948916996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03914740589802" calcext:value-type="float">
            <text:p>-3.039147405898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63586654826687" calcext:value-type="float">
            <text:p>-2.635866548266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05332255854496" calcext:value-type="float">
            <text:p>-3.0533225585449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37705969014886" calcext:value-type="float">
            <text:p>-3.377059690148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04225952013659" calcext:value-type="float">
            <text:p>-3.042259520136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42256145126247" calcext:value-type="float">
            <text:p>-3.422561451262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2136981831272" calcext:value-type="float">
            <text:p>-3.21369818312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1419994402291" calcext:value-type="float">
            <text:p>-3.141999440229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63712449585782" calcext:value-type="float">
            <text:p>-2.637124495857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05212368753717" calcext:value-type="float">
            <text:p>-3.052123687537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43108902878127" calcext:value-type="float">
            <text:p>-3.431089028781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3888466887617" calcext:value-type="float">
            <text:p>-3.38884668876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89944441455113" calcext:value-type="float">
            <text:p>-3.899444414551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14053836499215" calcext:value-type="float">
            <text:p>-3.140538364992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73964785002265" calcext:value-type="float">
            <text:p>-2.7396478500226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76637226307526" calcext:value-type="float">
            <text:p>-3.766372263075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48744460959291" calcext:value-type="float">
            <text:p>-3.4874446095929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78624758210879" calcext:value-type="float">
            <text:p>-2.7862475821087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60917505819867" calcext:value-type="float">
            <text:p>-2.609175058198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26315594554173" calcext:value-type="float">
            <text:p>-3.2631559455417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48031004602168" calcext:value-type="float">
            <text:p>-3.4803100460216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67287901194616" calcext:value-type="float">
            <text:p>-2.672879011946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58096188400508" calcext:value-type="float">
            <text:p>-2.5809618840050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09967400422609" calcext:value-type="float">
            <text:p>-3.0996740042260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18902824784814" calcext:value-type="float">
            <text:p>-3.189028247848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61867059191325" calcext:value-type="float">
            <text:p>-2.6186705919132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63555413806838" calcext:value-type="float">
            <text:p>-3.6355541380683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3615207102795" calcext:value-type="float">
            <text:p>-3.361520710279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69095773858261" calcext:value-type="float">
            <text:p>-2.6909577385826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6327443279559" calcext:value-type="float">
            <text:p>-2.632744327955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1770473982897" calcext:value-type="float">
            <text:p>-3.177047398289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03740960329106" calcext:value-type="float">
            <text:p>-3.0374096032910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64802631122548" calcext:value-type="float">
            <text:p>-2.6480263112254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73375456461969" calcext:value-type="float">
            <text:p>-3.7337545646196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.45565730829643" calcext:value-type="float">
            <text:p>-4.4556573082964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66862554935037" calcext:value-type="float">
            <text:p>-2.6686255493503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02515380259494" calcext:value-type="float">
            <text:p>-3.0251538025949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88170931669306" calcext:value-type="float">
            <text:p>-3.8817093166930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73172525778648" calcext:value-type="float">
            <text:p>-2.7317252577864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7453742249781" calcext:value-type="float">
            <text:p>-2.745374224978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9792766583121" calcext:value-type="float">
            <text:p>-2.979276658312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43956790430873" calcext:value-type="float">
            <text:p>-2.4395679043087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99132013151271" calcext:value-type="float">
            <text:p>-2.9913201315127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66995907494582" calcext:value-type="float">
            <text:p>-3.6699590749458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43515700997599" calcext:value-type="float">
            <text:p>-2.4351570099759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99686997821514" calcext:value-type="float">
            <text:p>-2.9968699782151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2341221961784" calcext:value-type="float">
            <text:p>-3.234122196178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43569907404918" calcext:value-type="float">
            <text:p>-2.4356990740491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40442161211362" calcext:value-type="float">
            <text:p>-2.4044216121136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45169669248794" calcext:value-type="float">
            <text:p>-3.4516966924879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03066337650497" calcext:value-type="float">
            <text:p>-3.0306633765049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41193754303074" calcext:value-type="float">
            <text:p>-2.411937543030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36118360371859" calcext:value-type="float">
            <text:p>-3.3611836037185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13008916669985" calcext:value-type="float">
            <text:p>-3.1300891666998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36739127990084" calcext:value-type="float">
            <text:p>-2.3673912799008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444535423219" calcext:value-type="float">
            <text:p>-2.44453542321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.12952090528678" calcext:value-type="float">
            <text:p>-4.1295209052867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98309549377263" calcext:value-type="float">
            <text:p>-2.9830954937726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37740505227948" calcext:value-type="float">
            <text:p>-2.3774050522794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93637184194867" calcext:value-type="float">
            <text:p>-2.9363718419486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12754543444643" calcext:value-type="float">
            <text:p>-3.1275454344464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33818004188233" calcext:value-type="float">
            <text:p>-2.338180041882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38494742987147" calcext:value-type="float">
            <text:p>-2.3849474298714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42734246488197" calcext:value-type="float">
            <text:p>-2.4273424648819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41350757248407" calcext:value-type="float">
            <text:p>-2.4135075724840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70674650084102" calcext:value-type="float">
            <text:p>-2.7067465008410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95734566166395" calcext:value-type="float">
            <text:p>-2.9573456616639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4613212481105" calcext:value-type="float">
            <text:p>-2.461321248110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38707375838436" calcext:value-type="float">
            <text:p>-2.387073758384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99482617334978" calcext:value-type="float">
            <text:p>-2.9948261733497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79686041748929" calcext:value-type="float">
            <text:p>-2.7968604174892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42957319478933" calcext:value-type="float">
            <text:p>-2.429573194789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.38019541225408" calcext:value-type="float">
            <text:p>-3.3801954122540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.21002927368532" calcext:value-type="float">
            <text:p>-3.210029273685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47158721485271" calcext:value-type="float">
            <text:p>-2.4715872148527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37616468183697" calcext:value-type="float">
            <text:p>-2.3761646818369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76271630416727" calcext:value-type="float">
            <text:p>-2.7627163041672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96797103114701" calcext:value-type="float">
            <text:p>-2.9679710311470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71355334294208" calcext:value-type="float">
            <text:p>-2.7135533429420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.76771164906925" calcext:value-type="float">
            <text:p>-4.7677116490692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.27628799302498" calcext:value-type="float">
            <text:p>-4.2762879930249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.22415781377935" calcext:value-type="float">
            <text:p>-3.2241578137793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.43721154576831" calcext:value-type="float">
            <text:p>-3.4372115457683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.8135668144712" calcext:value-type="float">
            <text:p>-3.813566814471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65916580411755" calcext:value-type="float">
            <text:p>-2.6591658041175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.01722477478445" calcext:value-type="float">
            <text:p>-3.0172247747844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35972398793804" calcext:value-type="float">
            <text:p>-2.359723987938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43038512760777" calcext:value-type="float">
            <text:p>-2.4303851276077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88168203307884" calcext:value-type="float">
            <text:p>-2.8816820330788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81690371315062" calcext:value-type="float">
            <text:p>-2.8169037131506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43883669901082" calcext:value-type="float">
            <text:p>-2.4388366990108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.39964456872126" calcext:value-type="float">
            <text:p>-3.3996445687212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.13711665991787" calcext:value-type="float">
            <text:p>-3.1371166599178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3476297660148" calcext:value-type="float">
            <text:p>-2.347629766014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36494103687979" calcext:value-type="float">
            <text:p>-2.3649410368797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72796872758485" calcext:value-type="float">
            <text:p>-2.7279687275848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95710869873667" calcext:value-type="float">
            <text:p>-2.9571086987366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42364645816848" calcext:value-type="float">
            <text:p>-2.4236464581684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39257146037585" calcext:value-type="float">
            <text:p>-2.3925714603758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97228157348402" calcext:value-type="float">
            <text:p>-2.9722815734840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77374835396198" calcext:value-type="float">
            <text:p>-2.7737483539619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47818824476528" calcext:value-type="float">
            <text:p>-2.4781882447652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.35702015885303" calcext:value-type="float">
            <text:p>-3.3570201588530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.0971988783647" calcext:value-type="float">
            <text:p>-3.097198878364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.96224577096252" calcext:value-type="float">
            <text:p>-3.9622457709625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94277550653128" calcext:value-type="float">
            <text:p>-2.9427755065312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.66398975847064" calcext:value-type="float">
            <text:p>-3.6639897584706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80023068848831" calcext:value-type="float">
            <text:p>-2.8002306884883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.00640023898478" calcext:value-type="float">
            <text:p>-3.0064002389847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16217455718259" calcext:value-type="float">
            <text:p>-2.1621745571825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13211855881167" calcext:value-type="float">
            <text:p>-2.1321185588116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67214004567719" calcext:value-type="float">
            <text:p>-2.6721400456771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62451472479033" calcext:value-type="float">
            <text:p>-2.6245147247903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15909348054033" calcext:value-type="float">
            <text:p>-2.1590934805403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70304480233643" calcext:value-type="float">
            <text:p>-2.7030448023364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.0416221889941" calcext:value-type="float">
            <text:p>-3.041622188994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41338006297202" calcext:value-type="float">
            <text:p>-2.4133800629720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17913728887101" calcext:value-type="float">
            <text:p>-2.1791372888710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85113041279067" calcext:value-type="float">
            <text:p>-2.8511304127906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89854845705689" calcext:value-type="float">
            <text:p>-2.8985484570568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20198750801813" calcext:value-type="float">
            <text:p>-2.2019875080181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23227791683964" calcext:value-type="float">
            <text:p>-2.2322779168396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.4093188485741" calcext:value-type="float">
            <text:p>-3.409318848574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54218646606242" calcext:value-type="float">
            <text:p>-2.5421864660624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18924828972528" calcext:value-type="float">
            <text:p>-2.1892482897252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83307133983564" calcext:value-type="float">
            <text:p>-2.8330713398356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.07510049526978" calcext:value-type="float">
            <text:p>-3.0751004952697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20333032444572" calcext:value-type="float">
            <text:p>-2.2033303244457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61849871829519" calcext:value-type="float">
            <text:p>-2.6184987182951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7603779526209" calcext:value-type="float">
            <text:p>-2.760377952620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19165674117309" calcext:value-type="float">
            <text:p>-2.1916567411730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19136986791337" calcext:value-type="float">
            <text:p>-2.1913698679133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63329510253607" calcext:value-type="float">
            <text:p>-2.6332951025360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72313284305134" calcext:value-type="float">
            <text:p>-2.7231328430513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21985877315906" calcext:value-type="float">
            <text:p>-2.2198587731590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73850636815933" calcext:value-type="float">
            <text:p>-2.7385063681593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.05339085015004" calcext:value-type="float">
            <text:p>-3.0533908501500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43051390009991" calcext:value-type="float">
            <text:p>-2.4305139000999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25096005941673" calcext:value-type="float">
            <text:p>-2.2509600594167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50263900214476" calcext:value-type="float">
            <text:p>-2.5026390021447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93039568000973" calcext:value-type="float">
            <text:p>-2.9303956800097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23107060999805" calcext:value-type="float">
            <text:p>-2.2310706099980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20266363640635" calcext:value-type="float">
            <text:p>-2.2026636364063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72139423308624" calcext:value-type="float">
            <text:p>-2.7213942330862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61937897303249" calcext:value-type="float">
            <text:p>-2.6193789730324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27707892742693" calcext:value-type="float">
            <text:p>-2.2770789274269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.40136469911992" calcext:value-type="float">
            <text:p>-3.4013646991199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94771072226014" calcext:value-type="float">
            <text:p>-2.9477107222601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.17026389526325" calcext:value-type="float">
            <text:p>-2.1702638952632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.40412890200127" calcext:value-type="float">
            <text:p>-3.4041289020012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.19312872490086" calcext:value-type="float">
            <text:p>-3.1931287249008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57798368359671" calcext:value-type="float">
            <text:p>-2.5779836835967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18168876968802" calcext:value-type="float">
            <text:p>-2.1816887696880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75886003586665" calcext:value-type="float">
            <text:p>-2.7588600358666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71207291610807" calcext:value-type="float">
            <text:p>-2.7120729161080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11148197985214" calcext:value-type="float">
            <text:p>-2.1114819798521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.22213848646098" calcext:value-type="float">
            <text:p>-3.22213848646098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.05087703420141" calcext:value-type="float">
            <text:p>-3.0508770342014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49635618365723" calcext:value-type="float">
            <text:p>-2.4963561836572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22947380907898" calcext:value-type="float">
            <text:p>-2.22947380907898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.32241521067789" calcext:value-type="float">
            <text:p>-3.3224152106778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63648501683295" calcext:value-type="float">
            <text:p>-2.6364850168329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14663544596061" calcext:value-type="float">
            <text:p>-2.1466354459606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89383793927673" calcext:value-type="float">
            <text:p>-2.893837939276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94954928225057" calcext:value-type="float">
            <text:p>-2.9495492822505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20340775027835" calcext:value-type="float">
            <text:p>-2.2034077502783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17205296737069" calcext:value-type="float">
            <text:p>-2.1720529673706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46744939149412" calcext:value-type="float">
            <text:p>-2.4674493914941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71684951047676" calcext:value-type="float">
            <text:p>-2.7168495104767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18929621843115" calcext:value-type="float">
            <text:p>-2.1892962184311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28746885977538" calcext:value-type="float">
            <text:p>-2.2874688597753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54525407167053" calcext:value-type="float">
            <text:p>-2.5452540716705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.92410153385529" calcext:value-type="float">
            <text:p>-1.9241015338552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.98441150440889" calcext:value-type="float">
            <text:p>-1.9844115044088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52493315332814" calcext:value-type="float">
            <text:p>-2.5249331533281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44396875531147" calcext:value-type="float">
            <text:p>-2.4439687553114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.97529702744702" calcext:value-type="float">
            <text:p>-1.9752970274470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.16895644136187" calcext:value-type="float">
            <text:p>-3.1689564413618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73278344608894" calcext:value-type="float">
            <text:p>-2.7327834460889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.97853228513726" calcext:value-type="float">
            <text:p>-1.9785322851372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.96138752826703" calcext:value-type="float">
            <text:p>-1.9613875282670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51609071862805" calcext:value-type="float">
            <text:p>-2.5160907186280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54488958766953" calcext:value-type="float">
            <text:p>-2.5448895876695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.95377244447212" calcext:value-type="float">
            <text:p>-1.9537724444721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.90125597556626" calcext:value-type="float">
            <text:p>-1.9012559755662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51475664139469" calcext:value-type="float">
            <text:p>-2.5147566413946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35877711489109" calcext:value-type="float">
            <text:p>-2.3587771148910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07962454821899" calcext:value-type="float">
            <text:p>-2.0796245482189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95793797478767" calcext:value-type="float">
            <text:p>-2.9579379747876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80076456665531" calcext:value-type="float">
            <text:p>-2.8007645666553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22757298110932" calcext:value-type="float">
            <text:p>-2.2275729811093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.95558832671554" calcext:value-type="float">
            <text:p>-1.9555883267155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55325968288634" calcext:value-type="float">
            <text:p>-2.5532596828863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81214778042854" calcext:value-type="float">
            <text:p>-2.8121477804285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.95593934293242" calcext:value-type="float">
            <text:p>-1.9559393429324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.95500914330002" calcext:value-type="float">
            <text:p>-1.9550091433000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46920458848215" calcext:value-type="float">
            <text:p>-2.4692045884821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40829203093473" calcext:value-type="float">
            <text:p>-2.4082920309347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.9996234990821" calcext:value-type="float">
            <text:p>-1.999623499082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50423857265276" calcext:value-type="float">
            <text:p>-2.504238572652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.0196732009424" calcext:value-type="float">
            <text:p>-3.019673200942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137441154983" calcext:value-type="float">
            <text:p>-2.13744115498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0640146281899" calcext:value-type="float">
            <text:p>-2.064014628189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67200743000247" calcext:value-type="float">
            <text:p>-2.6720074300024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62717043316464" calcext:value-type="float">
            <text:p>-2.6271704331646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.98185318939903" calcext:value-type="float">
            <text:p>-1.9818531893990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07477799299156" calcext:value-type="float">
            <text:p>-2.0747779929915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60341854892661" calcext:value-type="float">
            <text:p>-2.603418548926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.38256070146965" calcext:value-type="float">
            <text:p>-2.3825607014696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.96029257523407" calcext:value-type="float">
            <text:p>-1.96029257523407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number-columns-repeated="2"/>
          <table:table-cell table:formula="of:=MIN([.B960:.B1174])" office:value-type="float" office:value="-5.34194891699615" calcext:value-type="float">
            <text:p>-5.34194891699615</text:p>
          </table:table-cell>
          <table:table-cell table:formula="of:=MAX([.B960:.B1174])" office:value-type="float" office:value="-1.90125597556626" calcext:value-type="float">
            <text:p>-1.90125597556626</text:p>
          </table:table-cell>
          <table:table-cell table:formula="of:=MEDIAN([.B960:.B1174])" office:value-type="float" office:value="-2.70304480233643" calcext:value-type="float">
            <text:p>-2.703044802336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81628647407069" calcext:value-type="float">
            <text:p>-2.816286474070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17916986474152" calcext:value-type="float">
            <text:p>-3.1791698647415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84896543969946" calcext:value-type="float">
            <text:p>-2.848965439699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08207053722768" calcext:value-type="float">
            <text:p>-2.0820705372276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11583595177491" calcext:value-type="float">
            <text:p>-2.115835951774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45075719967512" calcext:value-type="float">
            <text:p>-3.450757199675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73050327197832" calcext:value-type="float">
            <text:p>-2.730503271978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02054199716359" calcext:value-type="float">
            <text:p>-3.020541997163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9642370006999" calcext:value-type="float">
            <text:p>-2.596423700069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79415737889371" calcext:value-type="float">
            <text:p>-2.794157378893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05719579849009" calcext:value-type="float">
            <text:p>-2.057195798490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20664988205437" calcext:value-type="float">
            <text:p>-2.206649882054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.43108523310273" calcext:value-type="float">
            <text:p>-4.4310852331027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70270617116337" calcext:value-type="float">
            <text:p>-2.702706171163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3498720348005" calcext:value-type="float">
            <text:p>-3.34987203480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09323242718392" calcext:value-type="float">
            <text:p>-3.0932324271839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75532569503092" calcext:value-type="float">
            <text:p>-2.7553256950309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03726659521426" calcext:value-type="float">
            <text:p>-2.0372665952142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0498542868615" calcext:value-type="float">
            <text:p>-2.04985428686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56686591582014" calcext:value-type="float">
            <text:p>-3.566865915820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59070738352004" calcext:value-type="float">
            <text:p>-2.5907073835200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92557306671712" calcext:value-type="float">
            <text:p>-1.9255730667171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94370015583742" calcext:value-type="float">
            <text:p>-1.943700155837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59323041226189" calcext:value-type="float">
            <text:p>-2.59323041226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54900976194439" calcext:value-type="float">
            <text:p>-2.5490097619443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97210513875294" calcext:value-type="float">
            <text:p>-1.9721051387529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84958379908368" calcext:value-type="float">
            <text:p>-2.8495837990836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76356641624524" calcext:value-type="float">
            <text:p>-2.763566416245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01996201209161" calcext:value-type="float">
            <text:p>-2.0199620120916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95160113920067" calcext:value-type="float">
            <text:p>-1.951601139200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45809120649439" calcext:value-type="float">
            <text:p>-2.4580912064943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44376935196263" calcext:value-type="float">
            <text:p>-2.4437693519626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98114539789431" calcext:value-type="float">
            <text:p>-1.9811453978943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55558128673468" calcext:value-type="float">
            <text:p>-2.5555812867346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96773881884042" calcext:value-type="float">
            <text:p>-2.967738818840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22367751347086" calcext:value-type="float">
            <text:p>-2.2236775134708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99468404367337" calcext:value-type="float">
            <text:p>-1.9946840436733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04229053777191" calcext:value-type="float">
            <text:p>-3.0422905377719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62337873626013" calcext:value-type="float">
            <text:p>-2.6233787362601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9878334384378" calcext:value-type="float">
            <text:p>-1.987833438437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71542964204755" calcext:value-type="float">
            <text:p>-2.7154296420475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18396708646765" calcext:value-type="float">
            <text:p>-2.1839670864676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85943424340408" calcext:value-type="float">
            <text:p>-1.8594342434040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24966225633148" calcext:value-type="float">
            <text:p>-2.2496622563314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56527563890116" calcext:value-type="float">
            <text:p>-2.565275638901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90010600376185" calcext:value-type="float">
            <text:p>-1.9001060037618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75747774327147" calcext:value-type="float">
            <text:p>-1.7574777432714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26227049965247" calcext:value-type="float">
            <text:p>-2.2622704996524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40210033078807" calcext:value-type="float">
            <text:p>-2.4021003307880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70595645063664" calcext:value-type="float">
            <text:p>-1.7059564506366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70481422129462" calcext:value-type="float">
            <text:p>-1.7048142212946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.24843659833462" calcext:value-type="float">
            <text:p>-3.2484365983346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12028673370144" calcext:value-type="float">
            <text:p>-2.120286733701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80468954910971" calcext:value-type="float">
            <text:p>-1.8046895491097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65178282499728" calcext:value-type="float">
            <text:p>-2.6517828249972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49820027991009" calcext:value-type="float">
            <text:p>-2.4982002799100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7019562176799" calcext:value-type="float">
            <text:p>-1.701956217679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72927848453697" calcext:value-type="float">
            <text:p>-1.7292784845369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30724102585904" calcext:value-type="float">
            <text:p>-2.3072410258590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.19642325449794" calcext:value-type="float">
            <text:p>-3.1964232544979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.42049715729674" calcext:value-type="float">
            <text:p>-2.4204971572967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.09160849173975" calcext:value-type="float">
            <text:p>-2.0916084917397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.7862252670016" calcext:value-type="float">
            <text:p>-1.786225267001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.43465988752967" calcext:value-type="float">
            <text:p>-3.4346598875296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.21110561901229" calcext:value-type="float">
            <text:p>-2.2111056190122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.6966159052125" calcext:value-type="float">
            <text:p>-1.696615905212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.63313840249064" calcext:value-type="float">
            <text:p>-2.633138402490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.5748668651064" calcext:value-type="float">
            <text:p>-2.57486686510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.05607348404019" calcext:value-type="float">
            <text:p>-6.0560734840401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.97435758039402" calcext:value-type="float">
            <text:p>-3.9743575803940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.90802882803126" calcext:value-type="float">
            <text:p>-1.9080288280312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.77470133475069" calcext:value-type="float">
            <text:p>-2.7747013347506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.4701082491451" calcext:value-type="float">
            <text:p>-2.470108249145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.71791786658481" calcext:value-type="float">
            <text:p>-1.7179178665848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.73865915433965" calcext:value-type="float">
            <text:p>-1.7386591543396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.22758508279921" calcext:value-type="float">
            <text:p>-2.2275850827992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.24759379364241" calcext:value-type="float">
            <text:p>-2.2475937936424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.79854441565702" calcext:value-type="float">
            <text:p>-1.7985444156570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87927977589151" calcext:value-type="float">
            <text:p>-1.8792797758915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76305225248505" calcext:value-type="float">
            <text:p>-1.763052252485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.35612008351498" calcext:value-type="float">
            <text:p>-2.3561200835149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.28976386439144" calcext:value-type="float">
            <text:p>-2.289763864391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71358941286035" calcext:value-type="float">
            <text:p>-1.7135894128603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80597241179384" calcext:value-type="float">
            <text:p>-1.8059724117938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.41587603774038" calcext:value-type="float">
            <text:p>-2.415876037740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.99449169247632" calcext:value-type="float">
            <text:p>-2.994491692476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.16873692991494" calcext:value-type="float">
            <text:p>-3.1687369299149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.43688564413284" calcext:value-type="float">
            <text:p>-3.4368856441328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99557037066092" calcext:value-type="float">
            <text:p>-1.995570370660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76418366651365" calcext:value-type="float">
            <text:p>-1.7641836665136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.13386685968605" calcext:value-type="float">
            <text:p>-2.133866859686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.41082799647587" calcext:value-type="float">
            <text:p>-2.4108279964758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61551737800167" calcext:value-type="float">
            <text:p>-1.615517378001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71348875153302" calcext:value-type="float">
            <text:p>-1.7134887515330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.1784862423325" calcext:value-type="float">
            <text:p>-4.17848624233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.74680669862376" calcext:value-type="float">
            <text:p>-2.7468066986237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.00411336223738" calcext:value-type="float">
            <text:p>-5.0041133622373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52947739396425" calcext:value-type="float">
            <text:p>-1.529477393964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.06851825298602" calcext:value-type="float">
            <text:p>-2.0685182529860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96248932844691" calcext:value-type="float">
            <text:p>-1.9624893284469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51712945803839" calcext:value-type="float">
            <text:p>-1.5171294580383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53604603475457" calcext:value-type="float">
            <text:p>-1.5360460347545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.19295397766155" calcext:value-type="float">
            <text:p>-2.192953977661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8326792779896" calcext:value-type="float">
            <text:p>-1.832679277989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50981049078628" calcext:value-type="float">
            <text:p>-1.5098104907862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.32050282607582" calcext:value-type="float">
            <text:p>-2.3205028260758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.2525258397686" calcext:value-type="float">
            <text:p>-2.252525839768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51616632789654" calcext:value-type="float">
            <text:p>-1.516166327896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52662197258886" calcext:value-type="float">
            <text:p>-1.5266219725888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85174447617885" calcext:value-type="float">
            <text:p>-1.8517444761788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.07932262135392" calcext:value-type="float">
            <text:p>-2.0793226213539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51566234984699" calcext:value-type="float">
            <text:p>-1.5156623498469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55318016297989" calcext:value-type="float">
            <text:p>-1.5531801629798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.11101097088291" calcext:value-type="float">
            <text:p>-2.1110109708829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91502348565103" calcext:value-type="float">
            <text:p>-1.9150234856510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49202227510415" calcext:value-type="float">
            <text:p>-1.4920222751041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84916789078906" calcext:value-type="float">
            <text:p>-1.8491678907890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20318289606975" calcext:value-type="float">
            <text:p>-2.2031828960697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47957835271915" calcext:value-type="float">
            <text:p>-1.4795783527191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45228449992397" calcext:value-type="float">
            <text:p>-1.4522844999239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10277058454147" calcext:value-type="float">
            <text:p>-2.1027705845414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91696306328585" calcext:value-type="float">
            <text:p>-1.9169630632858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47137972586115" calcext:value-type="float">
            <text:p>-1.4713797258611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4987636413554" calcext:value-type="float">
            <text:p>-2.498763641355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35357996291207" calcext:value-type="float">
            <text:p>-2.3535799629120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57109309521347" calcext:value-type="float">
            <text:p>-1.5710930952134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54425179124826" calcext:value-type="float">
            <text:p>-1.5442517912482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80783740585895" calcext:value-type="float">
            <text:p>-1.8078374058589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15503613088702" calcext:value-type="float">
            <text:p>-2.1550361308870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41032856404013" calcext:value-type="float">
            <text:p>-2.4103285640401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56857347208034" calcext:value-type="float">
            <text:p>-2.5685734720803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40011961804927" calcext:value-type="float">
            <text:p>-2.4001196180492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59845667300154" calcext:value-type="float">
            <text:p>-1.5984566730015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.50438033313861" calcext:value-type="float">
            <text:p>-1.5043803331386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12188004860627" calcext:value-type="float">
            <text:p>-2.1218800486062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.87711050719395" calcext:value-type="float">
            <text:p>-1.8771105071939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.44629500990229" calcext:value-type="float">
            <text:p>-1.4462950099022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55110743700226" calcext:value-type="float">
            <text:p>-2.5511074370022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30099416382406" calcext:value-type="float">
            <text:p>-2.3009941638240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.58192475943699" calcext:value-type="float">
            <text:p>-1.5819247594369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.48671303941814" calcext:value-type="float">
            <text:p>-1.4867130394181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58162867302617" calcext:value-type="float">
            <text:p>-2.5816286730261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07325383706524" calcext:value-type="float">
            <text:p>-2.0732538370652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.50924116226338" calcext:value-type="float">
            <text:p>-1.5092411622633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11981924709737" calcext:value-type="float">
            <text:p>-2.1198192470973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41039184017634" calcext:value-type="float">
            <text:p>-2.4103918401763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.67505714781911" calcext:value-type="float">
            <text:p>-1.6750571478191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.61838847144563" calcext:value-type="float">
            <text:p>-1.6183884714456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.8744214984987" calcext:value-type="float">
            <text:p>-1.874421498498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20023441020921" calcext:value-type="float">
            <text:p>-2.2002344102092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.48574480515446" calcext:value-type="float">
            <text:p>-1.4857448051544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29692110601133" calcext:value-type="float">
            <text:p>-1.2969211060113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23222121621848" calcext:value-type="float">
            <text:p>-1.2322212162184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6176627791915" calcext:value-type="float">
            <text:p>-1.617662779191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82553086302515" calcext:value-type="float">
            <text:p>-1.8255308630251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27990534209974" calcext:value-type="float">
            <text:p>-1.2799053420997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.6494749133193" calcext:value-type="float">
            <text:p>-3.649474913319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.68386818447706" calcext:value-type="float">
            <text:p>-2.6838681844770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8267129646403" calcext:value-type="float">
            <text:p>-1.826712964640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.50982465314237" calcext:value-type="float">
            <text:p>-2.5098246531423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.2459586848244" calcext:value-type="float">
            <text:p>-2.245958684824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53869593590592" calcext:value-type="float">
            <text:p>-1.5386959359059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25337236123142" calcext:value-type="float">
            <text:p>-1.2533723612314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70967318557338" calcext:value-type="float">
            <text:p>-1.7096731855733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87072759389852" calcext:value-type="float">
            <text:p>-1.8707275938985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25819982095338" calcext:value-type="float">
            <text:p>-1.2581998209533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89644983591278" calcext:value-type="float">
            <text:p>-1.8964498359127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.92470015872657" calcext:value-type="float">
            <text:p>-2.9247001587265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.25599567159149" calcext:value-type="float">
            <text:p>-2.2559956715914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.08609185450949" calcext:value-type="float">
            <text:p>-2.0860918545094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31154191317086" calcext:value-type="float">
            <text:p>-1.3115419131708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24987461723538" calcext:value-type="float">
            <text:p>-1.2498746172353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69219163684225" calcext:value-type="float">
            <text:p>-1.6921916368422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82895458290735" calcext:value-type="float">
            <text:p>-1.8289545829073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26625703199374" calcext:value-type="float">
            <text:p>-1.2662570319937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25455332043773" calcext:value-type="float">
            <text:p>-1.2545533204377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81344898224699" calcext:value-type="float">
            <text:p>-1.8134489822469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65394081185068" calcext:value-type="float">
            <text:p>-1.6539408118506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26976531077248" calcext:value-type="float">
            <text:p>-1.269765310772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.32204504364153" calcext:value-type="float">
            <text:p>-2.3220450436415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.09129685828864" calcext:value-type="float">
            <text:p>-2.0912968582886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26455121525286" calcext:value-type="float">
            <text:p>-1.2645512152528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30989365728959" calcext:value-type="float">
            <text:p>-1.3098936572895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.24261329432761" calcext:value-type="float">
            <text:p>-2.2426132943276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81705569836726" calcext:value-type="float">
            <text:p>-1.81705569836726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number-columns-repeated="2"/>
          <table:table-cell table:formula="of:=MIN([.B1178:.B1362])" office:value-type="float" office:value="-6.05607348404019" calcext:value-type="float">
            <text:p>-6.05607348404019</text:p>
          </table:table-cell>
          <table:table-cell table:formula="of:=MAX([.B1178:.B1362])" office:value-type="float" office:value="-1.23222121621848" calcext:value-type="float">
            <text:p>-1.23222121621848</text:p>
          </table:table-cell>
          <table:table-cell table:formula="of:=MEDIAN([.B1178:.B1362])" office:value-type="float" office:value="-2.08207053722768" calcext:value-type="float">
            <text:p>-2.082070537227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55693353966045" calcext:value-type="float">
            <text:p>-1.5569335396604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35173459911613" calcext:value-type="float">
            <text:p>-1.351734599116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25540846015875" calcext:value-type="float">
            <text:p>-2.255408460158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86537521101546" calcext:value-type="float">
            <text:p>-1.8653752110154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28684767159922" calcext:value-type="float">
            <text:p>-1.2868476715992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90233631234619" calcext:value-type="float">
            <text:p>-1.9023363123461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16901513335445" calcext:value-type="float">
            <text:p>-2.1690151333544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58772010747283" calcext:value-type="float">
            <text:p>-1.5877201074728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31830745443837" calcext:value-type="float">
            <text:p>-1.3183074544383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64601585824511" calcext:value-type="float">
            <text:p>-1.646015858245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01200539535111" calcext:value-type="float">
            <text:p>-2.012005395351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40251139701332" calcext:value-type="float">
            <text:p>-1.402511397013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32422710579486" calcext:value-type="float">
            <text:p>-1.3242271057948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55751455509117" calcext:value-type="float">
            <text:p>-2.557514555091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66605248352788" calcext:value-type="float">
            <text:p>-1.666052483527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42138777062557" calcext:value-type="float">
            <text:p>-1.421387770625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0004929942808" calcext:value-type="float">
            <text:p>-2.000492994280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31211229657632" calcext:value-type="float">
            <text:p>-1.3121122965763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23432349063644" calcext:value-type="float">
            <text:p>-2.2343234906364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57227468366879" calcext:value-type="float">
            <text:p>-1.5722746836687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28610759711629" calcext:value-type="float">
            <text:p>-1.2861075971162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08543462391521" calcext:value-type="float">
            <text:p>-2.0854346239152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05216441349231" calcext:value-type="float">
            <text:p>-2.0521644134923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3007450928481" calcext:value-type="float">
            <text:p>-1.300745092848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30890298331986" calcext:value-type="float">
            <text:p>-1.3089029833198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87553555760188" calcext:value-type="float">
            <text:p>-1.8755355576018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70837409771594" calcext:value-type="float">
            <text:p>-1.708374097715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31137160235854" calcext:value-type="float">
            <text:p>-1.3113716023585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29749691771337" calcext:value-type="float">
            <text:p>-2.2974969177133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0203875444257" calcext:value-type="float">
            <text:p>-2.020387544425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27500453065289" calcext:value-type="float">
            <text:p>-1.2750045306528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26344858781642" calcext:value-type="float">
            <text:p>-1.263448587816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79261929775981" calcext:value-type="float">
            <text:p>-1.7926192977598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85023271041637" calcext:value-type="float">
            <text:p>-1.8502327104163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44947135982672" calcext:value-type="float">
            <text:p>-1.4494713598267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0153443749983" calcext:value-type="float">
            <text:p>-1.015344374998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.16806569599548" calcext:value-type="float">
            <text:p>-2.1680656959954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99939165078159" calcext:value-type="float">
            <text:p>-1.999391650781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00259903122727" calcext:value-type="float">
            <text:p>-1.0025990312272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977754599051419" calcext:value-type="float">
            <text:p>-0.97775459905141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46711286005092" calcext:value-type="float">
            <text:p>-1.4671128600509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55321994037419" calcext:value-type="float">
            <text:p>-1.5532199403741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00339274789121" calcext:value-type="float">
            <text:p>-1.0033927478912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58962176339523" calcext:value-type="float">
            <text:p>-1.5896217633952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9712130416483" calcext:value-type="float">
            <text:p>-1.971213041648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22462657851463" calcext:value-type="float">
            <text:p>-1.224626578514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980655737729153" calcext:value-type="float">
            <text:p>-0.98065573772915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92799579950259" calcext:value-type="float">
            <text:p>-1.927995799502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62089493550043" calcext:value-type="float">
            <text:p>-1.6208949355004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0211222252815" calcext:value-type="float">
            <text:p>-1.021122225281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56986544776411" calcext:value-type="float">
            <text:p>-1.5698654477641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.03705728790667" calcext:value-type="float">
            <text:p>-2.0370572879066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21943140936515" calcext:value-type="float">
            <text:p>-1.2194314093651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1086234817228" calcext:value-type="float">
            <text:p>-1.108623481722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45804402960173" calcext:value-type="float">
            <text:p>-1.4580440296017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77765954559526" calcext:value-type="float">
            <text:p>-1.777659545595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29753085825184" calcext:value-type="float">
            <text:p>-1.2975308582518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03335114119669" calcext:value-type="float">
            <text:p>-1.0333511411966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66089981689527" calcext:value-type="float">
            <text:p>-1.6608998168952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4529408496262" calcext:value-type="float">
            <text:p>-1.452940849626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996998628752456" calcext:value-type="float">
            <text:p>-0.99699862875245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56279308255995" calcext:value-type="float">
            <text:p>-1.5627930825599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78939164905934" calcext:value-type="float">
            <text:p>-1.7893916490593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16649444881332" calcext:value-type="float">
            <text:p>-1.1664944488133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0554735197472" calcext:value-type="float">
            <text:p>-1.055473519747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8674569957394" calcext:value-type="float">
            <text:p>-1.867456995739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.47842324956672" calcext:value-type="float">
            <text:p>-3.4784232495667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.93817519567773" calcext:value-type="float">
            <text:p>-7.93817519567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.17489821361686" calcext:value-type="float">
            <text:p>-3.1748982136168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.85965722760687" calcext:value-type="float">
            <text:p>-2.8596572276068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48648006600421" calcext:value-type="float">
            <text:p>-1.4864800660042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.10137207520503" calcext:value-type="float">
            <text:p>-2.1013720752050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46719216659502" calcext:value-type="float">
            <text:p>-1.4671921665950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913807564378748" calcext:value-type="float">
            <text:p>-0.91380756437874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61672440766515" calcext:value-type="float">
            <text:p>-1.6167244076651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83287112596767" calcext:value-type="float">
            <text:p>-1.8328711259676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12830936735077" calcext:value-type="float">
            <text:p>-1.1283093673507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975594263313756" calcext:value-type="float">
            <text:p>-0.97559426331375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.16360718201928" calcext:value-type="float">
            <text:p>-2.1636071820192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46498095403812" calcext:value-type="float">
            <text:p>-1.4649809540381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07732979448404" calcext:value-type="float">
            <text:p>-1.0773297944840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59172467595947" calcext:value-type="float">
            <text:p>-1.5917246759594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0027479675779" calcext:value-type="float">
            <text:p>-1.002747967577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.16375706918051" calcext:value-type="float">
            <text:p>-2.1637570691805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82881362304106" calcext:value-type="float">
            <text:p>-1.8288136230410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940331893832502" calcext:value-type="float">
            <text:p>-0.94033189383250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978920057010986" calcext:value-type="float">
            <text:p>-0.97892005701098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46180892304255" calcext:value-type="float">
            <text:p>-1.461808923042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46322307979606" calcext:value-type="float">
            <text:p>-1.4632230797960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974211372989949" calcext:value-type="float">
            <text:p>-0.97421137298994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5819583580675" calcext:value-type="float">
            <text:p>-1.581958358067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86576203836857" calcext:value-type="float">
            <text:p>-1.8657620383685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18512543913588" calcext:value-type="float">
            <text:p>-1.1851254391358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08112743223832" calcext:value-type="float">
            <text:p>-1.0811274322383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76209695277164" calcext:value-type="float">
            <text:p>-1.7620969527716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66988777511493" calcext:value-type="float">
            <text:p>-1.6698877751149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973089081722905" calcext:value-type="float">
            <text:p>-0.97308908172290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989161627308776" calcext:value-type="float">
            <text:p>-0.98916162730877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02364542380074" calcext:value-type="float">
            <text:p>-1.0236454238007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46726800212327" calcext:value-type="float">
            <text:p>-1.4672680021232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43842756877884" calcext:value-type="float">
            <text:p>-1.4384275687788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989443818983956" calcext:value-type="float">
            <text:p>-0.98944381898395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95333871342476" calcext:value-type="float">
            <text:p>-1.9533387134247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89171777924807" calcext:value-type="float">
            <text:p>-1.8917177792480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0872810383528" calcext:value-type="float">
            <text:p>-1.087281038352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02375740995216" calcext:value-type="float">
            <text:p>-1.0237574099521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62598097387819" calcext:value-type="float">
            <text:p>-1.6259809738781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62294928933405" calcext:value-type="float">
            <text:p>-1.6229492893340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946552332690934" calcext:value-type="float">
            <text:p>-0.94655233269093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04056482008317" calcext:value-type="float">
            <text:p>-1.0405648200831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59557232016031" calcext:value-type="float">
            <text:p>-1.5955723201603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44223841286384" calcext:value-type="float">
            <text:p>-1.4422384128638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.01460730029204" calcext:value-type="float">
            <text:p>-1.0146073002920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.14370654254416" calcext:value-type="float">
            <text:p>-2.1437065425441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88916834955226" calcext:value-type="float">
            <text:p>-1.8891683495522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90011042476792" calcext:value-type="float">
            <text:p>-1.9001104247679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20788235550401" calcext:value-type="float">
            <text:p>-1.2078823555040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00816577702785" calcext:value-type="float">
            <text:p>-1.0081657770278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4224781546004" calcext:value-type="float">
            <text:p>-1.422478154600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74962945206969" calcext:value-type="float">
            <text:p>-1.7496294520696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006695676463" calcext:value-type="float">
            <text:p>-1.00669567646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991470080581989" calcext:value-type="float">
            <text:p>-0.99147008058198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60823792928958" calcext:value-type="float">
            <text:p>-1.6082379292895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51395643570131" calcext:value-type="float">
            <text:p>-1.5139564357013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991044218175388" calcext:value-type="float">
            <text:p>-0.99104421817538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2.1027703108148" calcext:value-type="float">
            <text:p>-2.102770310814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84125173270341" calcext:value-type="float">
            <text:p>-1.8412517327034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02687045693265" calcext:value-type="float">
            <text:p>-1.0268704569326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00981711807069" calcext:value-type="float">
            <text:p>-1.0098171180706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.36279683538158" calcext:value-type="float">
            <text:p>-1.3627968353815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722144532107764" calcext:value-type="float">
            <text:p>-0.72214453210776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.2814253719377" calcext:value-type="float">
            <text:p>-1.281425371937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.23614128929161" calcext:value-type="float">
            <text:p>-1.2361412892916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.22065285532394" calcext:value-type="float">
            <text:p>-1.2206528553239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827866699677915" calcext:value-type="float">
            <text:p>-0.82786669967791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.31978840013055" calcext:value-type="float">
            <text:p>-1.3197884001305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.50470982797378" calcext:value-type="float">
            <text:p>-1.5047098279737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923208339009996" calcext:value-type="float">
            <text:p>-0.92320833900999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766981829112674" calcext:value-type="float">
            <text:p>-0.76698182911267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.11833990847623" calcext:value-type="float">
            <text:p>-1.1183399084762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.4192441218182" calcext:value-type="float">
            <text:p>-1.419244121818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807199260855664" calcext:value-type="float">
            <text:p>-0.80719926085566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727416729716464" calcext:value-type="float">
            <text:p>-0.72741672971646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.23467964328547" calcext:value-type="float">
            <text:p>-1.2346796432854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.23232095443067" calcext:value-type="float">
            <text:p>-1.2323209544306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685627982853505" calcext:value-type="float">
            <text:p>-0.68562798285350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.2471168237431" calcext:value-type="float">
            <text:p>-1.247116823743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.63726379301" calcext:value-type="float">
            <text:p>-1.6372637930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910978783400231" calcext:value-type="float">
            <text:p>-0.91097878340023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812494618937468" calcext:value-type="float">
            <text:p>-0.81249461893746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.07408793021315" calcext:value-type="float">
            <text:p>-1.0740879302131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.43366635915042" calcext:value-type="float">
            <text:p>-1.4336663591504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752174729430651" calcext:value-type="float">
            <text:p>-0.75217472943065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693754108310325" calcext:value-type="float">
            <text:p>-0.69375410831032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.37542297765222" calcext:value-type="float">
            <text:p>-1.3754229776522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.23266380395519" calcext:value-type="float">
            <text:p>-1.2326638039551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724990648823782" calcext:value-type="float">
            <text:p>-0.72499064882378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.7476629198894" calcext:value-type="float">
            <text:p>-1.747662919889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.39473407606517" calcext:value-type="float">
            <text:p>-3.3947340760651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.21276967734285" calcext:value-type="float">
            <text:p>-2.21276967734285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number-columns-repeated="2"/>
          <table:table-cell table:formula="of:=MIN([.B1366:.B1525])" office:value-type="float" office:value="-7.93817519567773" calcext:value-type="float">
            <text:p>-7.93817519567773</text:p>
          </table:table-cell>
          <table:table-cell table:formula="of:=MAX([.B1366:.B1525])" office:value-type="float" office:value="-0.685627982853505" calcext:value-type="float">
            <text:p>-0.685627982853505</text:p>
          </table:table-cell>
          <table:table-cell table:formula="of:=MEDIAN([.B1366:.B1525])" office:value-type="float" office:value="-1.43604696396463" calcext:value-type="float">
            <text:p>-1.436046963964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47100275088791" calcext:value-type="float">
            <text:p>-1.4710027508879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95486730997419" calcext:value-type="float">
            <text:p>-2.9548673099741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85831065254287" calcext:value-type="float">
            <text:p>-1.8583106525428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92185048925524" calcext:value-type="float">
            <text:p>-1.9218504892552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58692790402668" calcext:value-type="float">
            <text:p>-1.5869279040266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66231570912587" calcext:value-type="float">
            <text:p>-1.6623157091258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58702147658214" calcext:value-type="float">
            <text:p>-1.5870214765821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40891836966234" calcext:value-type="float">
            <text:p>-1.408918369662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65416776658116" calcext:value-type="float">
            <text:p>-1.6541677665811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54238207108332" calcext:value-type="float">
            <text:p>-1.5423820710833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939222271519626" calcext:value-type="float">
            <text:p>-0.93922227151962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09626825725156" calcext:value-type="float">
            <text:p>-1.0962682572515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32823620834358" calcext:value-type="float">
            <text:p>-2.3282362083435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14384164629792" calcext:value-type="float">
            <text:p>-1.1438416462979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810285896103033" calcext:value-type="float">
            <text:p>-0.8102858961030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70806577449511" calcext:value-type="float">
            <text:p>-0.708065774495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28019380689198" calcext:value-type="float">
            <text:p>-1.2801938068919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13787301980406" calcext:value-type="float">
            <text:p>-3.1378730198040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980124416245392" calcext:value-type="float">
            <text:p>-0.98012441624539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31333131038299" calcext:value-type="float">
            <text:p>-1.3133313103829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6428461144933" calcext:value-type="float">
            <text:p>-1.64284611449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95342136451782" calcext:value-type="float">
            <text:p>-0.9534213645178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825047365287497" calcext:value-type="float">
            <text:p>-0.82504736528749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06596393299847" calcext:value-type="float">
            <text:p>-1.0659639329984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55674546813781" calcext:value-type="float">
            <text:p>-1.5567454681378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829719408506682" calcext:value-type="float">
            <text:p>-0.82971940850668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776692699686828" calcext:value-type="float">
            <text:p>-0.77669269968682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.11723250731706" calcext:value-type="float">
            <text:p>-2.1172325073170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06051175368715" calcext:value-type="float">
            <text:p>-1.0605117536871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783396260273019" calcext:value-type="float">
            <text:p>-0.78339626027301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706638223095739" calcext:value-type="float">
            <text:p>-0.70663822309573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33408611964934" calcext:value-type="float">
            <text:p>-1.3340861196493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19629146749849" calcext:value-type="float">
            <text:p>-1.1962914674984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716917843998641" calcext:value-type="float">
            <text:p>-0.71691784399864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78023214245548" calcext:value-type="float">
            <text:p>-1.7802321424554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6381640764672" calcext:value-type="float">
            <text:p>-1.638164076467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821636406204725" calcext:value-type="float">
            <text:p>-0.82163640620472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757141395378321" calcext:value-type="float">
            <text:p>-0.75714139537832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11960564586183" calcext:value-type="float">
            <text:p>-1.1196056458618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20376177555128" calcext:value-type="float">
            <text:p>-1.2037617755512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657870534848892" calcext:value-type="float">
            <text:p>-0.65787053484889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28310990159524" calcext:value-type="float">
            <text:p>-1.2831099015952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75968379752366" calcext:value-type="float">
            <text:p>-1.7596837975236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981516303790184" calcext:value-type="float">
            <text:p>-0.98151630379018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792595097261283" calcext:value-type="float">
            <text:p>-0.79259509726128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.44513538964847" calcext:value-type="float">
            <text:p>-1.4451353896484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761704448714989" calcext:value-type="float">
            <text:p>-0.76170444871498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.20977237056835" calcext:value-type="float">
            <text:p>-1.2097723705683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.98768218598819" calcext:value-type="float">
            <text:p>-1.9876821859881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963403054351131" calcext:value-type="float">
            <text:p>-0.96340305435113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743528247049481" calcext:value-type="float">
            <text:p>-0.74352824704948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.74541235172515" calcext:value-type="float">
            <text:p>-1.7454123517251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.41992111038236" calcext:value-type="float">
            <text:p>-1.419921110382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762136276585522" calcext:value-type="float">
            <text:p>-0.76213627658552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.65528794201143" calcext:value-type="float">
            <text:p>-1.6552879420114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.59299961071853" calcext:value-type="float">
            <text:p>-1.5929996107185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906181363163291" calcext:value-type="float">
            <text:p>-0.90618136316329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777097983272707" calcext:value-type="float">
            <text:p>-0.77709798327270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.18061036635293" calcext:value-type="float">
            <text:p>-1.1806103663529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.39638785195208" calcext:value-type="float">
            <text:p>-1.3963878519520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61701650347699" calcext:value-type="float">
            <text:p>-1.6170165034769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786530834520377" calcext:value-type="float">
            <text:p>-0.78653083452037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792412722599225" calcext:value-type="float">
            <text:p>-0.79241272259922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70669481402825" calcext:value-type="float">
            <text:p>-1.7066948140282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13394551851919" calcext:value-type="float">
            <text:p>-1.1339455185191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738460246128939" calcext:value-type="float">
            <text:p>-0.73846024612893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32993569926126" calcext:value-type="float">
            <text:p>-1.3299356992612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38590717575722" calcext:value-type="float">
            <text:p>-1.3859071757572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817903324776636" calcext:value-type="float">
            <text:p>-0.81790332477663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66854479825981" calcext:value-type="float">
            <text:p>-0.6685447982598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09596963942479" calcext:value-type="float">
            <text:p>-1.0959696394247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38803581148704" calcext:value-type="float">
            <text:p>-1.3880358114870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725630644100002" calcext:value-type="float">
            <text:p>-0.72563064410000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7225604539329" calcext:value-type="float">
            <text:p>-0.722560453932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19944877954099" calcext:value-type="float">
            <text:p>-1.1994487795409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33257367455912" calcext:value-type="float">
            <text:p>-1.332573674559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08343855501261" calcext:value-type="float">
            <text:p>-1.0834385550126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740608016597697" calcext:value-type="float">
            <text:p>-0.74060801659769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.36469813967657" calcext:value-type="float">
            <text:p>-3.364698139676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94305193700899" calcext:value-type="float">
            <text:p>-1.9430519370089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880964233906576" calcext:value-type="float">
            <text:p>-0.88096423390657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.64090061513737" calcext:value-type="float">
            <text:p>-2.6409006151373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86009684293085" calcext:value-type="float">
            <text:p>-1.8600968429308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24089485306469" calcext:value-type="float">
            <text:p>-1.2408948530646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85165830839656" calcext:value-type="float">
            <text:p>-1.851658308396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51420476690288" calcext:value-type="float">
            <text:p>-1.5142047669028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25293253067693" calcext:value-type="float">
            <text:p>-1.2529325306769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795637344733368" calcext:value-type="float">
            <text:p>-0.79563734473336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.24174218116611" calcext:value-type="float">
            <text:p>-2.2417421811661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02423303276654" calcext:value-type="float">
            <text:p>-1.0242330327665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.52155532543071" calcext:value-type="float">
            <text:p>-2.5215553254307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824719266538311" calcext:value-type="float">
            <text:p>-0.82471926653831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.35251417552006" calcext:value-type="float">
            <text:p>-1.3525141755200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.62307814825608" calcext:value-type="float">
            <text:p>-1.6230781482560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957150072419764" calcext:value-type="float">
            <text:p>-0.95715007241976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722272512296542" calcext:value-type="float">
            <text:p>-0.72227251229654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.4726594324924" calcext:value-type="float">
            <text:p>-1.472659432492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.40624626418405" calcext:value-type="float">
            <text:p>-1.4062462641840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8678682127461" calcext:value-type="float">
            <text:p>-0.867868212746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754299850152453" calcext:value-type="float">
            <text:p>-0.75429985015245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.32684259641916" calcext:value-type="float">
            <text:p>-1.3268425964191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.14723339303039" calcext:value-type="float">
            <text:p>-1.1472333930303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744210522592098" calcext:value-type="float">
            <text:p>-0.74421052259209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.75714605847722" calcext:value-type="float">
            <text:p>-1.7571460584772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.51974772098483" calcext:value-type="float">
            <text:p>-1.5197477209848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.41685902233829" calcext:value-type="float">
            <text:p>-1.4168590223382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735676289426713" calcext:value-type="float">
            <text:p>-0.73567628942671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671096939714832" calcext:value-type="float">
            <text:p>-0.67109693971483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.37659889235634" calcext:value-type="float">
            <text:p>-1.3765988923563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.22334426955017" calcext:value-type="float">
            <text:p>-1.2233442695501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743833994396122" calcext:value-type="float">
            <text:p>-0.74383399439612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.44255511387093" calcext:value-type="float">
            <text:p>-1.4425551138709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.4795717730137" calcext:value-type="float">
            <text:p>-1.479571773013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744036533299175" calcext:value-type="float">
            <text:p>-0.74403653329917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733690035438751" calcext:value-type="float">
            <text:p>-0.73369003543875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.10051197781498" calcext:value-type="float">
            <text:p>-1.1005119778149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.30930604857696" calcext:value-type="float">
            <text:p>-1.3093060485769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670834034032927" calcext:value-type="float">
            <text:p>-0.67083403403292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698988211297046" calcext:value-type="float">
            <text:p>-0.69898821129704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.3130650657106" calcext:value-type="float">
            <text:p>-1.313065065710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705234015722318" calcext:value-type="float">
            <text:p>-0.70523401572231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.89276792883174" calcext:value-type="float">
            <text:p>-1.8927679288317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.56088762166582" calcext:value-type="float">
            <text:p>-1.5608876216658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735005322113777" calcext:value-type="float">
            <text:p>-0.73500532211377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754919663699997" calcext:value-type="float">
            <text:p>-0.75491966369999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.81913470025737" calcext:value-type="float">
            <text:p>-1.8191347002573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.12591573583663" calcext:value-type="float">
            <text:p>-1.1259157358366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73375605681227" calcext:value-type="float">
            <text:p>-0.7337560568122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.73777089557363" calcext:value-type="float">
            <text:p>-1.7377708955736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.52449994806652" calcext:value-type="float">
            <text:p>-1.5244999480665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746914967571835" calcext:value-type="float">
            <text:p>-0.74691496757183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686234868996573" calcext:value-type="float">
            <text:p>-0.68623486899657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.03000072256349" calcext:value-type="float">
            <text:p>-1.0300007225634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.49975555446469" calcext:value-type="float">
            <text:p>-1.4997555544646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680656223560796" calcext:value-type="float">
            <text:p>-0.6806562235607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.03523234903537" calcext:value-type="float">
            <text:p>-2.0352323490353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.83722257477098" calcext:value-type="float">
            <text:p>-1.8372225747709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80968258490823" calcext:value-type="float">
            <text:p>-0.8096825849082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.22334820170833" calcext:value-type="float">
            <text:p>-1.2233482017083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.45276679359266" calcext:value-type="float">
            <text:p>-1.4527667935926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841875342551965" calcext:value-type="float">
            <text:p>-0.84187534255196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693692473471665" calcext:value-type="float">
            <text:p>-0.69369247347166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.23432518619403" calcext:value-type="float">
            <text:p>-1.2343251861940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.28230893442756" calcext:value-type="float">
            <text:p>-1.2823089344275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801245833750758" calcext:value-type="float">
            <text:p>-0.80124583375075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722067852515517" calcext:value-type="float">
            <text:p>-0.72206785251551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.38867840993496" calcext:value-type="float">
            <text:p>-1.388678409934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.0422337390932" calcext:value-type="float">
            <text:p>-1.042233739093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739944403534293" calcext:value-type="float">
            <text:p>-0.73994440353429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.80275314292147" calcext:value-type="float">
            <text:p>-1.80275314292147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number-columns-repeated="2"/>
          <table:table-cell table:formula="of:=MIN([.B1529:.B1678])" office:value-type="float" office:value="-3.36469813967657" calcext:value-type="float">
            <text:p>-3.36469813967657</text:p>
          </table:table-cell>
          <table:table-cell table:formula="of:=MAX([.B1529:.B1678])" office:value-type="float" office:value="-0.657870534848892" calcext:value-type="float">
            <text:p>-0.657870534848892</text:p>
          </table:table-cell>
          <table:table-cell table:formula="of:=MEDIAN([.B1529:.B1678])" office:value-type="float" office:value="-1.20160527754614" calcext:value-type="float">
            <text:p>-1.201605277546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73882039090682" calcext:value-type="float">
            <text:p>-1.7388203909068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45370194752534" calcext:value-type="float">
            <text:p>-1.4537019475253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873527031958315" calcext:value-type="float">
            <text:p>-0.8735270319583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80204121849615" calcext:value-type="float">
            <text:p>-1.802041218496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8325980867443" calcext:value-type="float">
            <text:p>-1.5832598086744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832431377781236" calcext:value-type="float">
            <text:p>-0.8324313777812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759364725758088" calcext:value-type="float">
            <text:p>-0.75936472575808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79006124865262" calcext:value-type="float">
            <text:p>-1.790061248652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319346797736" calcext:value-type="float">
            <text:p>-1.53193467977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840802454232976" calcext:value-type="float">
            <text:p>-0.84080245423297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791562625364599" calcext:value-type="float">
            <text:p>-0.7915626253645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34740793958925" calcext:value-type="float">
            <text:p>-1.347407939589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21885092771235" calcext:value-type="float">
            <text:p>-1.2188509277123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836026792212947" calcext:value-type="float">
            <text:p>-0.83602679221294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3260623028118" calcext:value-type="float">
            <text:p>-1.532606230281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31658029856179" calcext:value-type="float">
            <text:p>-1.3165802985617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529273091809" calcext:value-type="float">
            <text:p>-1.52927309180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35548153677479" calcext:value-type="float">
            <text:p>-0.73554815367747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18000239004741" calcext:value-type="float">
            <text:p>-0.71800023900474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60057710355628" calcext:value-type="float">
            <text:p>-2.6005771035562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979445462331248" calcext:value-type="float">
            <text:p>-0.9794454623312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27362182591781" calcext:value-type="float">
            <text:p>-0.72736218259178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27944567526829" calcext:value-type="float">
            <text:p>-1.2794456752682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92091560463442" calcext:value-type="float">
            <text:p>-3.9209156046344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15509506786497" calcext:value-type="float">
            <text:p>-2.1550950678649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66124811936757" calcext:value-type="float">
            <text:p>-2.6612481193675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80350150561441" calcext:value-type="float">
            <text:p>-1.8035015056144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02769375783504" calcext:value-type="float">
            <text:p>-2.0276937578350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67746231589473" calcext:value-type="float">
            <text:p>-1.6774623158947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02123920790197" calcext:value-type="float">
            <text:p>-1.0212392079019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40677705277258" calcext:value-type="float">
            <text:p>-1.4067770527725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78085032342945" calcext:value-type="float">
            <text:p>-1.7808503234294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02149132429921" calcext:value-type="float">
            <text:p>-1.0214913242992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02928999115763" calcext:value-type="float">
            <text:p>-1.0292899911576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.36955393542482" calcext:value-type="float">
            <text:p>-2.3695539354248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29729170232595" calcext:value-type="float">
            <text:p>-1.2972917023259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02692640880478" calcext:value-type="float">
            <text:p>-1.0269264088047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36426643725293" calcext:value-type="float">
            <text:p>-1.3642664372529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.06153575197863" calcext:value-type="float">
            <text:p>-2.0615357519786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04977232327446" calcext:value-type="float">
            <text:p>-1.0497723232744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987977328975308" calcext:value-type="float">
            <text:p>-0.98797732897530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51983374837865" calcext:value-type="float">
            <text:p>-1.5198337483786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51706073019419" calcext:value-type="float">
            <text:p>-1.5170607301941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03499841065251" calcext:value-type="float">
            <text:p>-1.0349984106525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59899006979469" calcext:value-type="float">
            <text:p>-1.5989900697946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.02350846823235" calcext:value-type="float">
            <text:p>-2.0235084682323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00805393903968" calcext:value-type="float">
            <text:p>-1.008053939039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994708586670476" calcext:value-type="float">
            <text:p>-0.99470858667047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63759049073755" calcext:value-type="float">
            <text:p>-1.6375904907375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43961292451112" calcext:value-type="float">
            <text:p>-1.4396129245111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01632877967045" calcext:value-type="float">
            <text:p>-1.0163287796704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.17036427254948" calcext:value-type="float">
            <text:p>-2.1703642725494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78088398546998" calcext:value-type="float">
            <text:p>-1.7808839854699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983610344331766" calcext:value-type="float">
            <text:p>-0.9836103443317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955363338917246" calcext:value-type="float">
            <text:p>-0.95536333891724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34847482420395" calcext:value-type="float">
            <text:p>-1.348474824203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58742863950471" calcext:value-type="float">
            <text:p>-1.5874286395047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986746201853725" calcext:value-type="float">
            <text:p>-0.98674620185372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03333197048735" calcext:value-type="float">
            <text:p>-1.0333319704873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70856690178607" calcext:value-type="float">
            <text:p>-1.7085669017860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57146407198681" calcext:value-type="float">
            <text:p>-1.5714640719868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00127382443687" calcext:value-type="float">
            <text:p>-1.0012738244368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58146304408923" calcext:value-type="float">
            <text:p>-1.5814630440892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04858042473052" calcext:value-type="float">
            <text:p>-1.0485804247305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.08034304908926" calcext:value-type="float">
            <text:p>-2.080343049089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8084763817699" calcext:value-type="float">
            <text:p>-1.808476381769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04405816887991" calcext:value-type="float">
            <text:p>-1.0440581688799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993332875968987" calcext:value-type="float">
            <text:p>-0.99333287596898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31254499805529" calcext:value-type="float">
            <text:p>-1.3125449980552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59308801391922" calcext:value-type="float">
            <text:p>-1.5930880139192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00760490531462" calcext:value-type="float">
            <text:p>-1.0076049053146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940968102759188" calcext:value-type="float">
            <text:p>-0.94096810275918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60778735270165" calcext:value-type="float">
            <text:p>-1.6077873527016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.73011540690868" calcext:value-type="float">
            <text:p>-3.7301154069086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993553991853153" calcext:value-type="float">
            <text:p>-0.99355399185315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58858992810886" calcext:value-type="float">
            <text:p>-1.5885899281088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6535369637901" calcext:value-type="float">
            <text:p>-1.653536963790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0140417581722" calcext:value-type="float">
            <text:p>-1.014041758172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980051378114306" calcext:value-type="float">
            <text:p>-0.98005137811430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46783895652413" calcext:value-type="float">
            <text:p>-1.4678389565241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66819152657785" calcext:value-type="float">
            <text:p>-1.6681915265778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99414984311407" calcext:value-type="float">
            <text:p>-0.9941498431140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00619359035256" calcext:value-type="float">
            <text:p>-1.0061935903525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36299484182227" calcext:value-type="float">
            <text:p>-1.3629948418222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50684393177323" calcext:value-type="float">
            <text:p>-1.5068439317732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985441623442992" calcext:value-type="float">
            <text:p>-0.98544162344299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57970388500325" calcext:value-type="float">
            <text:p>-1.5797038850032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81647882763395" calcext:value-type="float">
            <text:p>-1.8164788276339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24876958167407" calcext:value-type="float">
            <text:p>-1.2487695816740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07286181642035" calcext:value-type="float">
            <text:p>-1.0728618164203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36052317610719" calcext:value-type="float">
            <text:p>-1.3605231761071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675712430141" calcext:value-type="float">
            <text:p>-1.67571243014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02384029980255" calcext:value-type="float">
            <text:p>-1.0238402998025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05031850080553" calcext:value-type="float">
            <text:p>-1.0503185008055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02640142024454" calcext:value-type="float">
            <text:p>-1.0264014202445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03198926259455" calcext:value-type="float">
            <text:p>-1.0319892625945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30321826841076" calcext:value-type="float">
            <text:p>-1.3032182684107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60874699099909" calcext:value-type="float">
            <text:p>-1.6087469909990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974285774925696" calcext:value-type="float">
            <text:p>-0.97428577492569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98903269834307" calcext:value-type="float">
            <text:p>-0.989032698343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58761473652944" calcext:value-type="float">
            <text:p>-1.5876147365294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36358880698425" calcext:value-type="float">
            <text:p>-1.3635888069842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0349682966385" calcext:value-type="float">
            <text:p>-1.034968296638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.00949729059473" calcext:value-type="float">
            <text:p>-2.0094972905947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84826886861241" calcext:value-type="float">
            <text:p>-1.8482688686124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13656757035107" calcext:value-type="float">
            <text:p>-1.136567570351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02849715540004" calcext:value-type="float">
            <text:p>-1.0284971554000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53455284269711" calcext:value-type="float">
            <text:p>-1.5345528426971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.09937505084126" calcext:value-type="float">
            <text:p>-3.0993750508412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34546884827997" calcext:value-type="float">
            <text:p>-1.3454688482799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6776679052672" calcext:value-type="float">
            <text:p>-1.677667905267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30010425562563" calcext:value-type="float">
            <text:p>-1.3001042556256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.29383402608822" calcext:value-type="float">
            <text:p>-2.2938340260882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.06592458923527" calcext:value-type="float">
            <text:p>-2.0659245892352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25752061863034" calcext:value-type="float">
            <text:p>-1.2575206186303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23177312273632" calcext:value-type="float">
            <text:p>-1.231773122736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.29838378062311" calcext:value-type="float">
            <text:p>-2.2983837806231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75813421464671" calcext:value-type="float">
            <text:p>-1.7581342146467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30886256514072" calcext:value-type="float">
            <text:p>-1.3088625651407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85265065674201" calcext:value-type="float">
            <text:p>-1.8526506567420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.22606912952593" calcext:value-type="float">
            <text:p>-2.2260691295259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50738016909535" calcext:value-type="float">
            <text:p>-1.5073801690953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30243511422259" calcext:value-type="float">
            <text:p>-1.3024351142225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.21711138091295" calcext:value-type="float">
            <text:p>-2.2171113809129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86869181503869" calcext:value-type="float">
            <text:p>-1.8686918150386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38289005827674" calcext:value-type="float">
            <text:p>-1.3828900582767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26761315261494" calcext:value-type="float">
            <text:p>-1.2676131526149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48173377985427" calcext:value-type="float">
            <text:p>-1.4817337798542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.12634936461721" calcext:value-type="float">
            <text:p>-4.1263493646172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30775201044992" calcext:value-type="float">
            <text:p>-1.3077520104499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33458408757932" calcext:value-type="float">
            <text:p>-1.3345840875793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83786743456289" calcext:value-type="float">
            <text:p>-1.8378674345628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72793181784242" calcext:value-type="float">
            <text:p>-1.7279318178424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35293561388701" calcext:value-type="float">
            <text:p>-1.3529356138870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.26906197675458" calcext:value-type="float">
            <text:p>-2.2690619767545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.45731811082095" calcext:value-type="float">
            <text:p>-3.4573181108209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24059416808259" calcext:value-type="float">
            <text:p>-1.2405941680825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.36769059966951" calcext:value-type="float">
            <text:p>-2.3676905996695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.04958058484985" calcext:value-type="float">
            <text:p>-2.0495805848498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28273009290061" calcext:value-type="float">
            <text:p>-1.2827300929006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19397959083652" calcext:value-type="float">
            <text:p>-1.1939795908365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56553333574231" calcext:value-type="float">
            <text:p>-1.5655333357423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92720563753997" calcext:value-type="float">
            <text:p>-1.9272056375399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26526517998315" calcext:value-type="float">
            <text:p>-1.2652651799831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96730708192454" calcext:value-type="float">
            <text:p>-1.9673070819245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312051168159" calcext:value-type="float">
            <text:p>-1.31205116815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21580954945918" calcext:value-type="float">
            <text:p>-1.2158095494591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71381790500986" calcext:value-type="float">
            <text:p>-1.7138179050098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74363797344816" calcext:value-type="float">
            <text:p>-1.7436379734481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58187988373723" calcext:value-type="float">
            <text:p>-1.5818798837372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.27025101936056" calcext:value-type="float">
            <text:p>-2.2702510193605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98440675414547" calcext:value-type="float">
            <text:p>-1.9844067541454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25003240844696" calcext:value-type="float">
            <text:p>-1.2500324084469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21486750393407" calcext:value-type="float">
            <text:p>-1.2148675039340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57156934903166" calcext:value-type="float">
            <text:p>-1.5715693490316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87740617411365" calcext:value-type="float">
            <text:p>-1.8774061741136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24298213132523" calcext:value-type="float">
            <text:p>-1.2429821313252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22836532155491" calcext:value-type="float">
            <text:p>-1.2283653215549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.1314155654153" calcext:value-type="float">
            <text:p>-2.131415565415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71090715836978" calcext:value-type="float">
            <text:p>-1.7109071583697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.26073829019896" calcext:value-type="float">
            <text:p>-1.26073829019896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number-columns-repeated="2"/>
          <table:table-cell table:formula="of:=MIN([.B1682:.B1842])" office:value-type="float" office:value="-4.12634936461721" calcext:value-type="float">
            <text:p>-4.12634936461721</text:p>
          </table:table-cell>
          <table:table-cell table:formula="of:=MAX([.B1682:.B1842])" office:value-type="float" office:value="-0.718000239004741" calcext:value-type="float">
            <text:p>-0.718000239004741</text:p>
          </table:table-cell>
          <table:table-cell table:formula="of:=MEDIAN([.B1682:.B1842])" office:value-type="float" office:value="-1.38289005827674" calcext:value-type="float">
            <text:p>-1.382890058276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43018683680936" calcext:value-type="float">
            <text:p>-2.4301868368093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45421656569693" calcext:value-type="float">
            <text:p>-1.4542165656969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8042684792278" calcext:value-type="float">
            <text:p>-1.3804268479227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77333222944661" calcext:value-type="float">
            <text:p>-1.7733322294466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87171993609564" calcext:value-type="float">
            <text:p>-1.8717199360956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29092953986222" calcext:value-type="float">
            <text:p>-1.2909295398622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35719142454937" calcext:value-type="float">
            <text:p>-2.3571914245493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01922964461274" calcext:value-type="float">
            <text:p>-2.019229644612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42210781012155" calcext:value-type="float">
            <text:p>-1.4221078101215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982622230807" calcext:value-type="float">
            <text:p>-1.598262223080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60813085653177" calcext:value-type="float">
            <text:p>-2.6081308565317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827938019177" calcext:value-type="float">
            <text:p>-1.582793801917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41678798391834" calcext:value-type="float">
            <text:p>-1.4167879839183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67727403258378" calcext:value-type="float">
            <text:p>-1.6772740325837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10657819262824" calcext:value-type="float">
            <text:p>-2.1065781926282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1111175632797" calcext:value-type="float">
            <text:p>-1.3111117563279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4236328918134" calcext:value-type="float">
            <text:p>-1.3423632891813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81179247185826" calcext:value-type="float">
            <text:p>-1.8117924718582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598402822954" calcext:value-type="float">
            <text:p>-2.59840282295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07979964178107" calcext:value-type="float">
            <text:p>-2.0797996417810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73040498497793" calcext:value-type="float">
            <text:p>-1.73040498497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70202030337459" calcext:value-type="float">
            <text:p>-2.7020203033745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31768750552215" calcext:value-type="float">
            <text:p>-2.317687505522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50291499462174" calcext:value-type="float">
            <text:p>-1.5029149946217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51427031670502" calcext:value-type="float">
            <text:p>-1.5142703167050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05656439391034" calcext:value-type="float">
            <text:p>-2.0565643939103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94969825396478" calcext:value-type="float">
            <text:p>-1.9496982539647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52153166609575" calcext:value-type="float">
            <text:p>-1.5215316660957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1273008112764" calcext:value-type="float">
            <text:p>-2.127300811276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3806480324762" calcext:value-type="float">
            <text:p>-2.380648032476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70648161785587" calcext:value-type="float">
            <text:p>-1.7064816178558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49163747662884" calcext:value-type="float">
            <text:p>-1.4916374766288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97811605076397" calcext:value-type="float">
            <text:p>-1.9781160507639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20820511915484" calcext:value-type="float">
            <text:p>-2.2082051191548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49788706181394" calcext:value-type="float">
            <text:p>-1.4978870618139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68464172798331" calcext:value-type="float">
            <text:p>-1.6846417279833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5425368005654" calcext:value-type="float">
            <text:p>-1.542536800565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.04394673912676" calcext:value-type="float">
            <text:p>-2.0439467391267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.21975074468417" calcext:value-type="float">
            <text:p>-2.21975074468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55490461843906" calcext:value-type="float">
            <text:p>-1.5549046184390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4873791303128" calcext:value-type="float">
            <text:p>-1.48737913031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.14882446641655" calcext:value-type="float">
            <text:p>-2.1488244664165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.54223320987978" calcext:value-type="float">
            <text:p>-3.5422332098797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53440741373958" calcext:value-type="float">
            <text:p>-1.5344074137395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86157270844161" calcext:value-type="float">
            <text:p>-1.8615727084416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.31819910103168" calcext:value-type="float">
            <text:p>-2.3181991010316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47317315856178" calcext:value-type="float">
            <text:p>-1.4731731585617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51851341131184" calcext:value-type="float">
            <text:p>-1.5185134113118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.65211676709198" calcext:value-type="float">
            <text:p>-3.6521167670919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6648642540328" calcext:value-type="float">
            <text:p>-1.66486425403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61263143390846" calcext:value-type="float">
            <text:p>-1.6126314339084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.07359052006212" calcext:value-type="float">
            <text:p>-4.0735905200621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.71843601720206" calcext:value-type="float">
            <text:p>-3.7184360172020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.57221279038384" calcext:value-type="float">
            <text:p>-2.5722127903838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.26045419538678" calcext:value-type="float">
            <text:p>-2.2604541953867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52277603718453" calcext:value-type="float">
            <text:p>-1.5227760371845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53798248832455" calcext:value-type="float">
            <text:p>-1.5379824883245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.0219991934494" calcext:value-type="float">
            <text:p>-2.021999193449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99532686460267" calcext:value-type="float">
            <text:p>-1.9953268646026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50254111589922" calcext:value-type="float">
            <text:p>-1.5025411158992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.08452536583722" calcext:value-type="float">
            <text:p>-2.0845253658372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.55619932007576" calcext:value-type="float">
            <text:p>-2.5561993200757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67300803765824" calcext:value-type="float">
            <text:p>-1.6730080376582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49936738158125" calcext:value-type="float">
            <text:p>-1.4993673815812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.0078180378312" calcext:value-type="float">
            <text:p>-2.007818037831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.24191440629189" calcext:value-type="float">
            <text:p>-2.2419144062918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5313733724857" calcext:value-type="float">
            <text:p>-1.531373372485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.07336053323328" calcext:value-type="float">
            <text:p>-2.0733605332332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.20823520864419" calcext:value-type="float">
            <text:p>-2.2082352086441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9636578386717" calcext:value-type="float">
            <text:p>-1.963657838671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52781759602627" calcext:value-type="float">
            <text:p>-1.5278175960262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79493459425163" calcext:value-type="float">
            <text:p>-1.794934594251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.39231937572044" calcext:value-type="float">
            <text:p>-2.3923193757204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59173853623506" calcext:value-type="float">
            <text:p>-1.5917385362350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47754447108343" calcext:value-type="float">
            <text:p>-1.4775444710834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91168842486922" calcext:value-type="float">
            <text:p>-1.9116884248692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.04024845449143" calcext:value-type="float">
            <text:p>-2.0402484544914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48935903732325" calcext:value-type="float">
            <text:p>-1.4893590373232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50891090647343" calcext:value-type="float">
            <text:p>-1.5089109064734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.10703541938927" calcext:value-type="float">
            <text:p>-2.1070354193892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91542937509001" calcext:value-type="float">
            <text:p>-1.9154293750900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50734433461055" calcext:value-type="float">
            <text:p>-1.5073443346105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.55450485954552" calcext:value-type="float">
            <text:p>-2.5545048595455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.32594863240856" calcext:value-type="float">
            <text:p>-2.3259486324085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59926433679871" calcext:value-type="float">
            <text:p>-1.5992643367987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54283656183394" calcext:value-type="float">
            <text:p>-1.5428365618339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89112999914096" calcext:value-type="float">
            <text:p>-1.8911299991409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.12586695643744" calcext:value-type="float">
            <text:p>-2.1258669564374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501700877484" calcext:value-type="float">
            <text:p>-1.5017008774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85936118206143" calcext:value-type="float">
            <text:p>-2.8593611820614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24468880960872" calcext:value-type="float">
            <text:p>-2.2446888096087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79932312039321" calcext:value-type="float">
            <text:p>-1.7993231203932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38544556348471" calcext:value-type="float">
            <text:p>-2.3854455634847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76094136883121" calcext:value-type="float">
            <text:p>-2.7609413688312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74828939920132" calcext:value-type="float">
            <text:p>-1.7482893992013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79767229692746" calcext:value-type="float">
            <text:p>-1.7976722969274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31796454922961" calcext:value-type="float">
            <text:p>-2.3179645492296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32730749195118" calcext:value-type="float">
            <text:p>-2.3273074919511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72985640164346" calcext:value-type="float">
            <text:p>-1.7298564016434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72783578902965" calcext:value-type="float">
            <text:p>-2.7278357890296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57615467453342" calcext:value-type="float">
            <text:p>-2.5761546745334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90740553269211" calcext:value-type="float">
            <text:p>-1.9074055326921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74078300137455" calcext:value-type="float">
            <text:p>-1.7407830013745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05053410253884" calcext:value-type="float">
            <text:p>-2.050534102538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36858272176466" calcext:value-type="float">
            <text:p>-2.3685827217646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70523938858309" calcext:value-type="float">
            <text:p>-1.7052393885830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70226624620511" calcext:value-type="float">
            <text:p>-1.7022662462051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.33589507556811" calcext:value-type="float">
            <text:p>-2.3358950755681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.69801911240943" calcext:value-type="float">
            <text:p>-3.6980191124094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63018937250531" calcext:value-type="float">
            <text:p>-2.6301893725053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29478863527926" calcext:value-type="float">
            <text:p>-2.2947886352792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.16151364895579" calcext:value-type="float">
            <text:p>-3.1615136489557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37815015557204" calcext:value-type="float">
            <text:p>-2.3781501555720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.84278535586912" calcext:value-type="float">
            <text:p>-1.842785355869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77122357930299" calcext:value-type="float">
            <text:p>-2.7712235793029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58113814424291" calcext:value-type="float">
            <text:p>-2.5811381442429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.94234925982422" calcext:value-type="float">
            <text:p>-1.9423492598242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.82865601977811" calcext:value-type="float">
            <text:p>-1.8286560197781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87924738708803" calcext:value-type="float">
            <text:p>-2.8792473870880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1560652713228" calcext:value-type="float">
            <text:p>-2.156065271322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.83386842324521" calcext:value-type="float">
            <text:p>-1.8338684232452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46594747651236" calcext:value-type="float">
            <text:p>-2.4659474765123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45159566016795" calcext:value-type="float">
            <text:p>-2.4515956601679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.82453254636953" calcext:value-type="float">
            <text:p>-1.8245325463695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.75415891126197" calcext:value-type="float">
            <text:p>-1.7541589112619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07594604383585" calcext:value-type="float">
            <text:p>-2.0759460438358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.31069730451292" calcext:value-type="float">
            <text:p>-2.3106973045129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46145548370953" calcext:value-type="float">
            <text:p>-2.4614554837095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10129459108954" calcext:value-type="float">
            <text:p>-2.1012945910895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.78175745366713" calcext:value-type="float">
            <text:p>-1.7817574536671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46179862995777" calcext:value-type="float">
            <text:p>-2.4617986299577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55643961438133" calcext:value-type="float">
            <text:p>-2.5564396143813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.76220102374572" calcext:value-type="float">
            <text:p>-1.7622010237457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.77207282593242" calcext:value-type="float">
            <text:p>-1.7720728259324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11682702607167" calcext:value-type="float">
            <text:p>-2.1168270260716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37857772791087" calcext:value-type="float">
            <text:p>-2.3785777279108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.78867801023182" calcext:value-type="float">
            <text:p>-1.7886780102318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.69990701944949" calcext:value-type="float">
            <text:p>-1.6999070194494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38908439271972" calcext:value-type="float">
            <text:p>-2.3890843927197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13341197759894" calcext:value-type="float">
            <text:p>-2.1334119775989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.75673279647795" calcext:value-type="float">
            <text:p>-1.7567327964779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9009185462778" calcext:value-type="float">
            <text:p>-2.90091854627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51166109209592" calcext:value-type="float">
            <text:p>-2.5116610920959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.76644011663063" calcext:value-type="float">
            <text:p>-1.7664401166306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.73859611958399" calcext:value-type="float">
            <text:p>-1.7385961195839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11314086770885" calcext:value-type="float">
            <text:p>-2.1131408677088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.96922441565738" calcext:value-type="float">
            <text:p>-1.9692244156573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57331096288777" calcext:value-type="float">
            <text:p>-2.5733109628877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4299699971366" calcext:value-type="float">
            <text:p>-2.429969997136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.97161310686603" calcext:value-type="float">
            <text:p>-1.9716131068660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.21975607855502" calcext:value-type="float">
            <text:p>-3.2197560785550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.03467568632795" calcext:value-type="float">
            <text:p>-3.0346756863279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01299219485533" calcext:value-type="float">
            <text:p>-2.0129921948553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.98678086509005" calcext:value-type="float">
            <text:p>-1.9867808650900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.64984585559749" calcext:value-type="float">
            <text:p>-3.6498458555974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32259114985572" calcext:value-type="float">
            <text:p>-2.3225911498557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07543244840201" calcext:value-type="float">
            <text:p>-2.0754324484020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64242095791898" calcext:value-type="float">
            <text:p>-2.6424209579189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70113536267705" calcext:value-type="float">
            <text:p>-2.7011353626770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.95160723522334" calcext:value-type="float">
            <text:p>-1.9516072352233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.92800928383403" calcext:value-type="float">
            <text:p>-1.9280092838340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421485967987" calcext:value-type="float">
            <text:p>-2.42148596798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46751008793591" calcext:value-type="float">
            <text:p>-2.4675100879359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.98166386922432" calcext:value-type="float">
            <text:p>-1.9816638692243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.38841092233169" calcext:value-type="float">
            <text:p>-3.3884109223316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72643729521072" calcext:value-type="float">
            <text:p>-2.7264372952107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60214299850407" calcext:value-type="float">
            <text:p>-2.6021429985040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8041746040534" calcext:value-type="float">
            <text:p>-2.804174604053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03251394272047" calcext:value-type="float">
            <text:p>-2.0325139427204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13173585052482" calcext:value-type="float">
            <text:p>-2.1317358505248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43004395764327" calcext:value-type="float">
            <text:p>-2.4300439576432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73260103917134" calcext:value-type="float">
            <text:p>-2.7326010391713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.99344212673357" calcext:value-type="float">
            <text:p>-1.9934421267335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52364648301176" calcext:value-type="float">
            <text:p>-2.5236464830117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92689042047085" calcext:value-type="float">
            <text:p>-2.9268904204708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36199166186678" calcext:value-type="float">
            <text:p>-2.3619916618667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02266699500465" calcext:value-type="float">
            <text:p>-2.0226669950046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41955331731424" calcext:value-type="float">
            <text:p>-2.4195533173142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67661805469811" calcext:value-type="float">
            <text:p>-2.6766180546981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09184288674399" calcext:value-type="float">
            <text:p>-2.091842886743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.93774328883828" calcext:value-type="float">
            <text:p>-1.9377432888382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57106128754996" calcext:value-type="float">
            <text:p>-2.5710612875499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46936249170178" calcext:value-type="float">
            <text:p>-2.4693624917017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.91430668661243" calcext:value-type="float">
            <text:p>-1.9143066866124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.00775163771393" calcext:value-type="float">
            <text:p>-3.0077516377139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76797161403037" calcext:value-type="float">
            <text:p>-2.76797161403037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number-columns-repeated="2"/>
          <table:table-cell table:formula="of:=MIN([.B1846:.B2031])" office:value-type="float" office:value="-4.07359052006212" calcext:value-type="float">
            <text:p>-4.07359052006212</text:p>
          </table:table-cell>
          <table:table-cell table:formula="of:=MAX([.B1846:.B2031])" office:value-type="float" office:value="-1.29092953986222" calcext:value-type="float">
            <text:p>-1.29092953986222</text:p>
          </table:table-cell>
          <table:table-cell table:formula="of:=MEDIAN([.B1846:.B2031])" office:value-type="float" office:value="-2.05354924822459" calcext:value-type="float">
            <text:p>-2.05354924822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3T15:34:49.411636383</dc:date>
    <meta:editing-duration>PT9M7S</meta:editing-duration>
    <meta:editing-cycles>8</meta:editing-cycles>
    <meta:generator>LibreOffice/6.4.7.2$Linux_X86_64 LibreOffice_project/40$Build-2</meta:generator>
    <meta:document-statistic meta:table-count="1" meta:cell-count="4076" meta:object-count="0"/>
  </office:meta>
</office:document-meta>
</file>